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('2.3-0.01', 0): -1.3413589788889069, ('2.92-0.04', 1): -1.3316572161374738, ('2.43-0.04', 1): -1.1624206722052732, ('2.81-0.05', 2): -1.7717110567975709, ('2.7-0.07', 0): -1.0915121274336801, ('2.35-0.05', 2): -0.36724353831806433, ('2.6-0.06', 2): -0.96879510266909763, ('2.02-0.0', 0): -0.45653840639041943, ('1.770.0', 2): -0.51219697053449031, ('2.41-0.04', 0): -1.5313755532326667, ('1.13-0.0', 0): -0.085410938392214919, ('2.2-0.01', 1): -1.0107318852136109, ('2.85-0.04', 1): -1.068218204534451, ('2.310.0', 0): -0.3459591682248645, ('2.52-0.01', 0): -0.83967798698138618, ('2.77-0.07', 1): -1.4318948718208939, ('2.82-0.05', 1): -1.7101395888010962, ('2.93-0.03', 2): -1.0451657569413633, ('1.5-0.01', 0): -0.34835919573449375, ('2.10.0', 1): -0.26092440908194442, ('2.68-0.02', 1): -1.8004828371285293, ('2.84-0.04', 1): -0.96020419642131416, ('2.91-0.06', 1): -1.314625950591064, ('1.87-0.01', 1): -0.63707368638606743, ('1.65-0.02', 2): -0.11889712226383292, ('2.47-0.02', 1): -1.5269438906802655, ('2.83-0.07', 0): -1.541036784761324, ('1.66-0.0', 2): -0.39823520244279126, ('2.54-0.01', 1): -0.37587114687234019, ('2.17-0.02', 2): -1.0904112925948344, ('2.23-0.01', 1): -1.0584537490557917, ('2.25-0.03', 2): -0.93761750562680135, ('2.35-0.03', 1): -1.4909357475457798, ('2.59-0.01', 0): -0.67528390392104631, ('1.650.0', 0): -0.43054248462715511, ('1.080.0', 2): -0.023685155878677932, ('1.34-0.0', 2): -0.18964178791024988, ('2.38-0.01', 1): -1.3639094170672765, ('1.720.0', 2): -0.38636313784038107, ('2.44-0.03', 1): -1.5701497890314369, ('2.38-0.03', 2): -1.5185517216597249, ('1.63-0.0', 2): -0.38970351238377327, ('1.09-0.0', 1): -0.073540028920426131, ('2.06-0.01', 2): -1.0563797552551708, ('2.4-0.02', 1): -1.4611793028560209, ('1.19-0.0', 0): -0.14170719521851921, ('2.46-0.01', 0): -1.4898953588773993, ('2.68-0.06', 2): -1.6640659553452573, ('1.74-0.0', 1): -0.59257924330989142, ('1.79-0.01', 0): -0.55914876943552982, ('1.88-0.01', 2): -0.76360941213613087, ('2.63-0.06', 2): -1.1728407553514146, ('1.420.0', 1): -0.34051735772689806, ('1.29-0.0', 2): -0.098703193228472791, ('2.42-0.04', 1): -1.2470328734862284, ('2.2-0.0', 2): -0.32271465228793816, ('2.79-0.02', 2): -1.262726488095564, ('1.81-0.0', 1): -0.54189050397286675, ('1.310.0', 1): -0.23322444371051879, ('1.690.01', 0): -0.11136782178309879, ('1.66-0.02', 0): -0.19622953563977633, ('2.28-0.02', 1): -1.0443412575029896, ('2.73-0.02', 2): -1.8245305057442023, ('2.8-0.03', 1): -1.9386280168130052, ('2.25-0.04', 0): -1.0301910819370588, ('1.67-0.0', 1): -0.57995003946578771, ('2.78-0.06', 2): -1.9216692880762936, ('2.27-0.01', 0): -1.3275549345999189, ('1.730.0', 2): -0.55872643948343492, ('2.11-0.03', 1): -0.91493268141858131, ('2.26-0.04', 1): -0.9867839329297533, ('1.58-0.01', 1): -0.49396293055144802, ('1.37-0.01', 2): -0.25557785369128483, ('2.090.0', 0): -0.39906129212860808, ('1.630.0', 2): -0.42739867321769548, ('2.14-0.04', 0): -0.2426724883045786, ('2.58-0.06', 0): -1.4312491666150229, ('2.17-0.0', 2): -0.32654726008545309, ('3.0-0.06', 0): 0.0, ('1.56-0.01', 1): -0.41795964193453672, ('1.820.01', 1): -0.17996970781216778, ('1.360.0', 2): -0.29538820181064807, ('2.36-0.01', 2): -1.314491159348725, ('2.65-0.01', 2): -0.42009367131786129, ('2.52-0.0', 0): -0.38295744505032586, ('2.89-0.08', 2): -1.0496280871176447, ('2.45-0.03', 0): -1.2798869662604289, ('2.92-0.08', 0): -0.97757273740859063, ('2.58-0.06', 2): -1.4431506738357833, ('2.05-0.02', 0): -0.9536133451240737, ('1.840.01', 0): -0.2984068909011206, ('1.91-0.01', 1): -0.81216795854685997, ('2.96-0.06', 1): -0.80420786763632213, ('2.58-0.06', 1): -1.4359565848666334, ('2.030.0', 1): -0.37180534493115674, ('1.82-0.01', 2): -0.68449009568162555, ('2.86-0.04', 0): -1.551375901847174, ('2.89-0.02', 0): -0.59202757290931718, ('2.8-0.04', 1): -0.59542372056880877, ('2.93-0.07', 1): -0.92329038749244052, ('1.49-0.0', 0): -0.30076223684658587, ('2.76-0.03', 1): -2.114016847694919, ('2.05-0.01', 0): -0.58152976679117352, ('2.03-0.03', 1): -0.87245572769214386, ('1.7-0.0', 1): -0.62186625126112272, ('2.39-0.01', 1): -1.3065521111709335, ('1.280.0', 1): -0.20296007119897441, ('2.20.0', 2): -0.25556237471810589, ('2.81-0.04', 1): -<text:soft-page-break/>0.4818616045173939, ('1.92-0.01', 2): -0.79716599161289481, ('1.470.0', 0): -0.24996072977424955, ('2.78-0.04', 2): -0.54545878238509771, ('2.53-0.05', 0): -1.6009218718256339, ('1.83-0.01', 2): -0.73932702501444025, ('1.350.0', 1): -0.041714611954930328, ('2.58-0.01', 2): -0.67823618632200144, ('2.79-0.03', 1): -2.0824382516005455, ('1.94-0.03', 1): -0.54307693617822672, ('1.78-0.0', 2): -0.54539576952990831, ('2.33-0.05', 0): -0.67174665618097462, ('1.64-0.02', 2): -0.30148673657322383, ('2.55-0.04', 1): -1.5345882831594997, ('1.040.0', 2): -0.036721753775355713, ('2.54-0.0', 0): -0.31669399604819565, ('1.51-0.01', 0): -0.35852913007283244, ('1.69-0.01', 0): -0.52668538165838441, ('2.74-0.06', 1): -1.8876346889985458, ('1.160.0', 2): -0.11771000409440334, ('2.72-0.07', 2): -0.84471758359596449, ('1.3-0.0', 1): -0.19890842394898484, ('1.390.0', 2): -0.31822917344421536, ('2.56-0.01', 0): -0.52971938164378152, ('2.99-0.09', 0): 0.0, ('2.76-0.04', 1): -1.0961492633571237, ('2.17-0.03', 1): -1.0408923797848026, ('2.25-0.02', 1): -1.1236981226497871, ('2.04-0.01', 0): -0.98173043315262043, ('1.33-0.01', 0): -0.20704747218752587, ('2.26-0.02', 0): -0.95001164668707905, ('2.77-0.06', 2): -1.5322667027620771, ('1.550.01', 2): -0.10995061625495194, ('2.83-0.08', 2): -0.57677118655479953, ('2.64-0.03', 1): -1.605379836156249, ('2.99-0.03', 2): 0.0, ('2.8-0.07', 2): -1.6492061433993443, ('2.250.0', 0): -0.32862527836940242, ('1.77-0.01', 0): -0.64626432037001802, ('2.060.0', 0): -0.38501883941703657, ('2.21-0.02', 0): -1.0950907602571489, ('2.98-0.03', 1): 0.0, ('1.75-0.01', 1): -0.57936121261843865, ('2.97-0.05', 1): -1.2194921729102133, ('2.39-0.02', 2): -1.3788841690971072, ('1.89-0.01', 2): -0.78630810515772609, ('2.37-0.02', 2): -1.3644375321169822, ('1.620.0', 0): -0.39987699796242887, ('2.3-0.03', 0): -1.2674871359076252, ('2.92-0.02', 1): -0.92133121360009207, ('1.72-0.01', 2): -0.57702686746189946, ('2.87-0.03', 0): -1.4059856280360776, ('3.0-0.02', 1): 0, ('1.92-0.0', 1): -0.78937649766288653, ('1.59-0.01', 2): -0.40306073752630345, ('2.96-0.08', 2): -0.75190197712423779, ('2.07-0.0', 2): -0.93111436696495886, ('1.430.0', 0): -0.32692141911946826, ('1.540.0', 0): -0.40434008620124112, ('2.38-0.02', 2): -1.2990543517780337, ('1.38-0.01', 0): -0.11981584936574964, ('2.8-0.02', 2): -1.0433667137419895, ('1.6-0.0', 0): -0.35716403781963446, ('2.15-0.03', 1): -1.0163760302590883, ('2.84-0.06', 1): -1.8385235961528186, ('1.5-0.0', 0): -0.24464622569522856, ('2.96-0.02', 0): -0.94034561001775918, ('1.98-0.02', 0): -0.64823248781219012, ('2.91-0.04', 1): -1.4109822646290178, ('1.95-0.03', 2): -0.62687084257878045, ('1.94-0.0', 2): -0.89725810879237378, ('2.0-0.01', 1): -0.95583615350683615, ('2.86-0.08', 1): -1.3626871620559049, ('2.83-0.01', 0): -0.50284264635923426, ('1.47-0.0', 1): -0.26165459896905574, ('2.16-0.04', 1): -0.68923335186007173, ('2.65-0.02', 1): -1.7196647022684723, ('2.5-0.04', 1): -1.6888644549062162, ('2.32-0.02', 0): -0.57794825178526765, ('2.15-0.04', 0): -0.40538823462304574, ('2.54-0.03', 1): -0.65810760194835627, ('2.76-0.07', 2): -1.5703462533152515, ('1.070.0', 1): -0.053570212826868413, ('2.94-0.05', 1): -0.82333457852290892, ('1.130.0', 2): -0.098560779663545095, ('1.920.0', 2): -0.30073888051097647, ('2.65-0.04', 1): -1.8287466074151679, ('1.480.01', 0): -0.1343206496389753, ('1.75-0.02', 2): -0.42697397688690086, ('2.98-0.04', 1): 0.0, ('2.39-0.05', 0): -0.74477540108828122, ('1.82-0.02', 1): -0.65497922347955706, ('1.2-0.0', 1): -0.064079618377811065, ('2.1-0.01', 2): -1.0993624642889455, ('2.79-0.07', 2): -1.5591857649349752, ('2.73-0.03', 2): -1.9873753425574709, ('2.4-0.04', 1): -1.1242419221424365, ('1.660.01', 0): -0.17826168083316724, ('1.77-0.0', 1): -0.66120851603653341, ('1.330.0', 0): -0.27006410970178335, ('1.83-0.0', 2): -0.73925491804183985, ('1.640.01', 1): -0.11679167875908156, ('2.41-0.03', 2): -1.5383868484582803, ('1.420.01', 1): -0.11195449594515117, ('2.36-0.02', 0): -1.1286114842484687, ('2.97-0.06', 2): -0.30440090057761826, ('1.59-0.0', 0): -0.34059376628751065, ('2.49-0.04', 0): -1.2410418653965614, ('2.92-0.01', 2): -0.53189893439133817, ('2.42-0.02', 1): -<text:soft-page-break/>1.3977573712753277, ('2.76-0.02', 2): -1.6229942907498316, ('2.8-0.04', 0): -0.60783845624640231, ('1.450.0', 0): -0.36040531881032262, ('1.83-0.02', 2): -0.70893082831342613, ('2.91-0.03', 1): -1.6508789398390131, ('2.020.0', 0): -0.20538111159573783, ('2.67-0.06', 1): -1.6988115951277747, ('1.880.0', 1): -0.25489411376682547, ('2.03-0.02', 2): -0.87540336177943323, ('1.22-0.0', 1): -0.15323147030674777, ('2.88-0.04', 0): -1.3826486726602158, ('1.33-0.0', 1): -0.16721401548821258, ('2.9-0.07', 1): -1.4504985176199963, ('1.55-0.01', 0): -0.45915821668185558, ('2.56-0.05', 1): -1.7259060042598955, ('2.48-0.0', 0): -0.3174031055635651, ('2.54-0.04', 1): -1.6260003432723236, ('2.13-0.01', 1): -1.1535784768350537, ('2.59-0.06', 2): -1.1575115604614234, ('1.43-0.0', 0): -0.31050113430257431, ('2.11-0.01', 1): -0.76794209845764738, ('2.92-0.05', 2): -0.98159888519672189, ('1.60.01', 0): -0.16909086650858987, ('1.77-0.02', 2): -0.58438632038935412, ('2.09-0.03', 1): -1.0221860497248467, ('2.63-0.03', 2): -0.92527817121480826, ('2.55-0.05', 2): -1.621778682545149, ('2.24-0.02', 1): -1.0566068001712769, ('1.01-0.0', 1): -0.0020220422567886194, ('3.0-0.04', 0): 0.0, ('2.0-0.0', 0): -0.92819055514836413, ('2.16-0.0', 0): -0.63723235429587388, ('2.72-0.06', 1): -1.6747879633110869, ('1.86-0.02', 1): -0.7550082005380494, ('2.98-0.07', 2): 0.0, ('1.93-0.0', 0): -0.54405824171991601, ('2.48-0.01', 2): -0.77741630644469562, ('2.45-0.01', 0): -1.2578682894583531, ('2.92-0.06', 0): -1.3579278845274962,</text:p>
      <text:p text:style-name="P1"><text:s/>('2.43-0.02', 0): -1.5265927331944333, ('1.36-0.0', 0): -0.19142328669763392, ('2.93-0.08', 1): -0.93839098462033532, ('1.52-0.01', 1): -0.40334296523884466, ('1.91-0.03', 1): -0.31517793377543163, ('2.96-0.04', 1): -0.65368853864298604, ('1.520.0', 0): -0.41045946177819892, ('1.6-0.01', 1): -0.44611326034206533, ('2.85-0.06', 0): -1.2325568770971791, ('2.86-0.02', 0): -0.7851415434329998, ('2.52-0.03', 1): -1.2131052859767189, ('1.150.0', 0): -0.12106579076435108, ('2.82-0.07', 0): -1.6283268342126271, ('2.8-0.06', 1): -2.0046775868609914, ('2.95-0.03', 2): -0.52945286099333311, ('2.27-0.04', 2): -1.1347991933066979, ('1.72-0.0', 1): -0.49864980002216697, ('2.67-0.05', 2): -1.7041930864392689, ('1.53-0.0', 2): -0.24186883652917779, ('2.83-0.05', 1): -1.8634093256058584, ('2.03-0.0', 2): -0.92714212089900605, ('1.91-0.02', 0): -0.72920819992669228, ('2.39-0.03', 1): -1.2533285015796578, ('2.9-0.04', 2): -1.2219625598920485, ('2.81-0.02', 1): -0.68677722549326403, ('2.280.0', 2): -0.49171602330960151, ('2.13-0.02', 2): -1.114895532392822, ('1.50.0', 1): -0.29842499039570608, ('2.62-0.04', 2): -1.542956187162922, ('2.35-0.01', 0): -1.2790408665395536, ('2.98-0.08', 0): 0.0, ('2.29-0.04', 2): -1.1219020159728075, ('2.79-0.05', 1): -1.7801044685673351, ('1.94-0.01', 1): -0.82710258921177238, ('1.570.0', 1): -0.4166153253983168, ('2.44-0.01', 0): -1.3972213826556328, ('2.77-0.07', 2): -1.4417219546428215, ('1.360.01', 2): -0.048191235316270002, ('2.87-0.08', 1): -0.75240518293534298, ('2.65-0.03', 0): -1.7110845506501076, ('2.84-0.07', 2): -1.2686931898283964, ('2.91-0.05', 2): -1.3390497222662372, ('2.74-0.04', 1): -1.1716008335124721, ('1.630.01', 1): -0.086725420320690513, ('1.69-0.02', 0): -0.29861517546706767, ('1.28-0.01', 1): -0.084413063112191322, ('2.160.0', 2): -0.29302832742443657, ('1.7-0.01', 1): -0.44693850519446077, ('2.5-0.05', 2): -1.4607797526037523, ('1.0-0.0', 1): -0.020358324468333043, ('2.37-0.03', 2): -1.3992685677386603, ('2.54-0.02', 2): -1.4808270073251144, ('2.76-0.06', 1): -1.7573987103750379, ('1.52-0.0', 2): -0.34252358695260232, ('2.73-0.07', 0): -1.4758656560670365, ('1.55-0.0', 1): -0.37958250204344779, ('2.67-0.02', 0): -1.8864393107593702, ('2.04-0.03', 0): -0.82852070515770138, ('2.62-0.03', 0): -1.3856396757443397, ('2.64-0.01', 1): -0.42747609508383211, ('2.19-0.0', 1): -0.4037160800263373, ('2.28-0.04', 2): -1.2187089123442194, ('2.24-0.04', 0): -1.0116207042335492, ('1.07-0.0', 2): -0.071233006443995633, ('2.02-0.02', 0): -0.90873552199630003, ('2.27-0.03', 1): -1.2092114893326087, ('2.77-0.04', 2): -0.78337776917796209, ('2.270.0', 1): -0.2735503081333242, ('2.21-0.04', 0): -<text:soft-page-break/>0.88331318875916853, ('2.130.0', 1): -0.41213420427757597, ('2.33-0.02', 2): -0.96394667482923557, ('2.97-0.07', 1): -0.50607049965784412, ('1.640.0', 0): -0.51736693637636522, ('2.55-0.01', 1): -0.69837884105209747, ('1.37-0.0', 1): -0.27023190304860845, ('2.87-0.05', 0): -1.297304759461217, ('2.6-0.02', 2): -1.5454585488280093, ('1.30.0', 2): -0.24705947742835049, ('2.72-0.02', 0): -1.3816099020669199, ('2.51-0.04', 0): -1.6060340745518293, ('2.79-0.06', 2): -1.819150270850074, ('2.85-0.08', 1): -1.1490930775140362, ('1.76-0.01', 0): -0.65089996687304374, ('2.52-0.05', 0): -1.575526529337564, ('1.8-0.01', 0): -0.69686331341982488, ('2.25-0.0', 0): -0.4669576572438936, ('2.99-0.06', 2): 0.0, ('2.28-0.01', 2): -1.2868852772115713, ('2.94-0.08', 1): -1.3307005164530699, ('2.34-0.03', 0): -1.2861304184396056, ('2.94-0.08', 2): -1.0389353400452466, ('2.84-0.08', 1): -0.91785607069317499, ('1.9-0.01', 0): -0.64292601590246168, ('1.23-0.0', 0): -0.061312462425852914, ('2.41-0.02', 2): -1.4632017676568752, ('2.0-0.03', 1): -0.73640976303558658, ('2.86-0.06', 1): -1.1669649044577968, ('2.83-0.03', 0): -1.6128293920003232, ('2.93-0.05', 0): -0.63815754114772272, ('2.190.0', 0): -0.30751728300386616, ('1.67-0.02', 2): -0.39848302961689375, ('2.65-0.06', 1): -1.5872608935005728, ('2.98-0.06', 1): 0.0, ('2.05-0.03', 1): -0.65060029557782617, ('1.57-0.0', 1): -0.33282133290970922, ('2.3-0.04', 2): -1.0871839777495718, ('2.81-0.06', 0): -1.6002662800520262, ('2.87-0.06', 2): -1.8578337407067282, ('1.76-0.0', 0): -0.71170730555445494, ('2.75-0.04', 0): -0.7339090408336123, ('1.82-0.0', 1): -0.78209879098216584, ('1.040.0', 0): -0.035720522606556157, ('2.46-0.05', 0): -1.4324062462505374, ('2.2-0.02', 1): -1.1115458579003774, ('2.88-0.08', 2): -1.358981570188891, ('2.06-0.0', 0): -0.94589313804570019, ('2.63-0.02', 2): -1.406826901373369, ('2.84-0.03', 1): -1.5145004788994858, ('2.4-0.0', 2): -0.3638430987048159, ('1.34-0.01', 1): -0.234744323150861, ('2.67-0.04', 1): -1.6745163008553057, ('2.6-0.03', 0): -0.85275575145881988, ('1.610.0', 1): -0.50798114311751252, ('1.74-0.02', 1): -0.52398098442353946, ('2.88-0.06', 0): -1.1244213181610452, ('2.5-0.01', 1): -0.90735749372925434, ('2.61-0.05', 0): -1.6706073887008801, ('2.56-0.03', 1): -0.66957167088371861, ('1.910.01', 0): -0.18812192472778716, ('2.66-0.02', 1): -1.4541212497453282, ('2.17-0.01', 0): -0.92345357945484507, ('2.13-0.03', 1): -1.0378164960515621, ('2.23-0.02', 1): -1.009916669656302, ('1.46-0.0', 2): -0.33849221813511499, ('2.01-0.03', 0): -0.76406277949522683, ('2.64-0.05', 0): -1.6856823399400083, ('2.09-0.01', 1): -1.111518738498138, ('2.74-0.06', 0): -1.8843574144386857, ('2.050.0', 1): -0.20974531388404796, ('2.68-0.02', 0): -1.8450122463005207, ('2.1-0.0', 1): -0.72856929917413904, ('1.88-0.02', 0): -0.6008185006892871, ('2.97-0.03', 0): -0.78747169159525066, ('2.47-0.0', 1): -0.63164804994033485, ('2.49-0.03', 2): -1.3876338817842218, ('2.92-0.04', 0): -1.3385775600660317, ('2.43-0.04', 0): -1.3748900765841963, ('2.31-0.01', 2): -1.323230430476164, ('2.73-0.07', 1): -1.5136236220404753, ('2.62-0.05', 2): -1.885525854246032, ('2.45-0.02', 1): -1.4494958055560145, ('1.13-0.0', 1): -0.10443084472059043, ('1.87-0.0', 0): -0.51018185182833387, ('2.85-0.04', 0): -1.0331036326667782, ('2.52-0.01', 1): -0.77480438395213136, ('2.82-0.05', 0): -1.561101363367446, ('2.93-0.03', 1): -0.99843369107045754, ('2.78-0.03', 0): -1.592219725910742, ('1.87-0.01', 0): -0.62338876947439925, ('2.47-0.02', 0): -1.4979446880424467, ('2.83-0.07', 1): -1.6545668499616581, ('2.48-0.04', 2): -1.5154857777772983, ('2.14-0.01', 2): -0.85092766365346306, ('1.030.0', 2): -0.042102715654829342, ('1.770.0', 1): -0.51622655513353155, ('2.23-0.01', 2): -1.0741024279518812, ('1.510.01', 0): -0.075343253011695241, ('2.35-0.03', 0): -1.4812142127314203, ('1.920.0', 1): -0.29173929066398196, ('1.34-0.0', 1): -0.24492336247574631, ('2.2-0.04', 2): -0.53556690426968112, ('2.44-0.03', 0): -1.3739006419553415, ('2.45-0.04', 2): -1.2987927271927082, ('1.63-0.0', 1): -0.38669183876324908, ('1.09-0.0', 0): -0.043749531576578737, ('2.1-0.03', 1): -0.97964957839115063, ('2.06-0.01', 1): -1.0812869716565157, ('2.4-0.02', 0): -1.4574934964840869, ('1.42-0.01', 2): -0.3127960521520925, ('1.19-0.0', 1): -0.13710138310619693, ('1.53-0.01', 0): -<text:soft-page-break/>0.35350110063576018, ('1.74-0.0', 0): -0.61102822828562775, ('2.43-0.0', 2): -0.37322753881035148, ('1.79-0.01', 1): -0.65087683164325516, ('1.41-0.01', 2): -0.16657616395609537, ('2.89-0.07', 2): -1.4510883605234168, ('2.33-0.03', 2): -1.1752553014388609, ('2.42-0.0', 1): -0.3048573563881225, ('1.420.0', 2): -0.33909815612020483, ('2.01-0.0', 2): -0.87189484122753103, ('2.42-0.04', 2): -1.5618609090899485, ('2.95-0.08', 0): -0.63136040369469826, ('1.81-0.0', 0): -0.53737524191656894, ('2.23-0.04', 2): -0.72105038242611175, ('1.350.0', 0): -0.042664605214753064, ('1.06-0.0', 2): -0.053982268820347429, ('2.99-0.07', 2): 0.0, ('2.94-0.04', 1): -1.1269114728360068, ('2.8-0.03', 2): -1.9096238338000207, ('2.22-0.01', 2): -1.2503048055397521, ('1.67-0.0', 0): -0.57751347301521139, ('1.510.0', 0): -0.39198852903364223, ('2.27-0.01', 1): -1.3212892133282041, ('2.11-0.03', 0): -0.92973016313520407, ('1.58-0.01', 0): -0.31186354258879451, ('2.090.0', 1): -0.22147943584068919, ('2.97-0.09', 1): -0.037191725124350608, ('1.630.0', 1): -0.41376732932188354, ('1.25-0.0', 1): -0.1699964669715513, ('2.42-0.01', 2): -1.2892312797565502, ('2.17-0.0', 1): -0.49129085032287573, ('2.87-0.07', 0): -1.4162984309203928, ('1.780.0', 2): -0.26238281419769705, ('2.66-0.05', 2): -1.8506592836123807, ('3.0-0.06', 1): 0.0, ('1.56-0.01', 0): -0.37632605336975045, ('2.18-0.01', 0): -1.2598846281251439, ('2.72-0.04', 1): -0.91349849254242277, ('2.71-0.02', 0): -1.6771044673488924, ('2.72-0.04', 0): -0.95611569239897443, ('2.51-0.02', 0): -1.6077473652368504, ('1.42-0.0', 2): -0.24760338384884759, ('2.52-0.0', 1): -0.35862800210750978, ('2.89-0.08', 1): -1.0281691920800229, ('2.45-0.03', 1): -1.2747879112939142, ('1.15-0.0', 0): -0.070322380971449355, ('2.74-0.07', 1): -1.2040103841630017, ('2.34-0.01', 0): -1.3438143493201313, ('1.840.01', 1): -0.1385010613502867, ('2.93-0.04', 2): -1.0967794751204476, ('1.530.0', 0): -0.32472368185602202, ('2.96-0.06', 0): -0.79858695223146514, ('2.030.0', 2): -0.29692762986840932, ('2.86-0.04', 1): -1.4707201061505084, ('1.570.01', 1): -0.16603565136854431, ('2.24-0.01', 2): -1.3128591749349425, ('2.93-0.07', 0): -1.2484822590896509, ('2.76-0.03', 2): -2.0993413654129105, ('2.76-0.02', 0): -1.6228268362440528, ('2.05-0.01', 1): -0.54987978085554667, ('2.03-0.03', 2): -0.75938657113426278, ('2.39-0.01', 0): -1.2935781187401407, ('1.280.0', 2): -0.20654377404167776, ('2.32-0.04', 2): -1.1994924852083222, ('2.7-0.04', 2): -1.6378319337484988, ('1.83-0.01', 1): -0.61702805661483417, ('2.75-0.06', 0): -1.8610384755720477, ('2.79-0.03', 0): -2.0858902425569497, ('1.94-0.03', 0): -0.52236835119673031, ('2.57-0.04', 2): -1.5071429124185916, ('1.78-0.0', 1): -0.57494437469896742, ('1.64-0.02', 1): -0.29660688384008083, ('2.55-0.04', 2): -1.331704412206753, ('1.550.0', 0): -0.44829722453238691, ('1.93-0.03', 0): -0.22351855210233978, ('1.51-0.01', 1): -0.36126268340988055,</text:p>
      <text:p text:style-name="P1"><text:s/>('2.91-0.07', 1): -0.86026234512453081, ('1.96-0.02', 1): -0.75918935376661256, ('1.160.0', 1): -0.11702937858085774, ('2.36-0.04', 2): -1.1553443546157576, ('1.75-0.01', 0): -0.51620652342090445, ('2.83-0.06', 2): -1.8854563186799742, ('1.84-0.02', 2): -0.61578280736849877, ('2.9-0.03', 1): -1.2539719310472879, ('2.31-0.05', 2): -0.29735575585630392, ('2.49-0.02', 2): -1.6693224089535366, ('2.54-0.01', 0): -0.43051750327642868, ('2.56-0.01', 1): -0.53603294101318755, ('2.76-0.04', 0): -1.0083832562130985, ('2.17-0.03', 0): -1.1507845385022932, ('2.25-0.02', 0): -1.0708304037866661, ('2.59-0.02', 2): -1.7226525588395518, ('1.4-0.0', 2): -0.30222082182464699, ('1.33-0.01', 1): -0.20473278294448377, ('2.26-0.02', 1): -0.99391659335310678, ('2.01-0.01', 0): -0.9394298606673499, ('1.24-0.0', 0): -0.11246834148859861, ('2.64-0.03', 0): -1.612636272393795, ('1.6-0.0', 1): -0.34652580170376918, ('2.73-0.06', 0): -1.7717589833119647, ('1.860.0', 2): -0.42784834814846778, ('3.0-0.08', 0): 0.0, ('2.46-0.02', 2): -1.5204990330811821, ('2.07-0.01', 0): -1.0634960552939341, ('1.830.0', 2): -0.31851050384229507, ('1.44-0.0', 0): -0.24478430009685259, ('2.74-0.01', 1): -0.46946949887108613, ('2.81-0.07', 2): -<text:soft-page-break/>1.1779956056315346, ('2.98-0.03', 2): 0.0, ('1.7-0.02', 2): -0.51265620078562468, ('2.35-0.03', 2): -1.2502784904491488, ('2.48-0.05', 2): -1.2362454767905098, ('1.82-0.02', 2): -0.54728306132518245, ('1.620.0', 1): -0.40482725980151724, ('2.59-0.01', 1): -0.58530817037709149, ('2.92-0.02', 0): -0.58780171197467057, ('1.72-0.01', 1): -0.55656723107192607, ('1.440.0', 2): -0.19912091275013619, ('2.87-0.03', 1): -1.4013777627326203, ('1.69-0.0', 1): -0.44805842672991836, ('2.45-0.0', 1): -0.31243158814795741, ('1.92-0.0', 0): -0.83405639428736189, ('1.790.0', 2): -0.4490863303605761, ('2.96-0.08', 1): -1.0370559983899934, ('2.55-0.03', 0): -1.4586032370066921, ('2.56-0.06', 1): -0.77167666021588055, ('1.670.01', 0): -0.12228572714747472, ('2.28-0.03', 1): -1.2995208631506634, ('2.8-0.02', 1): -1.1003312271451215, ('2.15-0.03', 0): -0.92533316752688199, ('2.84-0.06', 2): -1.5313857910398565, ('1.5-0.0', 1): -0.23333684211818509, ('2.71-0.05', 0): -1.9901450761862829, ('1.98-0.02', 1): -0.88797714294019603, ('2.91-0.04', 2): -1.4266399121744564, ('1.540.01', 0): -0.14986858528780836, ('2.42-0.05', 1): -0.93643743805368984, ('2.51-0.04', 2): -1.5776851838731127, ('2.86-0.08', 2): -0.69528958958460807, ('2.89-0.06', 2): -1.0185925605919599, ('1.47-0.0', 0): -0.26290201806703195, ('2.16-0.04', 0): -0.69785059508713276, ('2.5-0.04', 2): -1.7491975691635138, ('2.58-0.05', 2): -1.3161800225155513, ('1.60.0', 1): -0.42195739390840181, ('2.54-0.03', 2): -0.7116183375731997, ('2.66-0.02', 0): -1.4415170333846328, ('2.65-0.04', 0): -1.8943723473117382, ('2.46-0.0', 0): -0.38000943336325577, ('2.98-0.04', 0): -0.0074337172911953225, ('2.69-0.05', 0): -1.8616599231660669, ('2.59-0.06', 0): -1.1560162738663091, ('1.43-0.0', 2): -0.23104512174199046, ('1.710.0', 2): -0.46626279314168656, ('2.1-0.01', 1): -1.0260153756094863, ('2.53-0.01', 2): -0.9369251473127328, ('2.4-0.04', 0): -1.329918532951097, ('1.330.0', 1): -0.27125079133547747, ('1.420.01', 2): -0.10513049675870829, ('2.85-0.03', 2): -1.9440886182896868, ('2.86-0.05', 2): -1.6799879286453721, ('2.12-0.03', 2): -0.99636370991509216, ('2.82-0.02', 2): -0.70412559109301132, ('1.59-0.0', 1): -0.33104833425487307, ('2.95-0.06', 0): -0.45525101693456049, ('1.870.0', 2): -0.14476610289700273, ('2.91-0.03', 0): -1.5996492341536388, ('2.67-0.06', 0): -1.7223691215556212, ('2.47-0.05', 2): -1.3299743677666638, ('2.03-0.02', 1): -0.88194848977497231, ('1.480.0', 2): -0.38095496497163722, ('1.22-0.0', 2): -0.15517119873389243, ('2.88-0.04', 1): -1.4080902738665286, ('2.5-0.03', 0): -1.407397217138421, ('1.55-0.01', 1): -0.28603503419170823, ('2.56-0.05', 2): -1.6954207114993487, ('1.9-0.02', 2): -0.74930878497676223, ('2.54-0.04', 0): -1.498620955767882, ('1.750.0', 0): -0.38643098957448874, ('2.93-0.08', 0): -1.4320686043613933, ('2.13-0.01', 0): -1.148143630668067, ('1.91-0.0', 2): -0.86171320723525768, ('1.99-0.0', 0): -0.4716657117763462, ('1.560.0', 1): -0.35902648858522818, ('2.29-0.01', 0): -1.2074679393507741, ('2.11-0.01', 0): -0.7658376522871817, ('2.7-0.02', 2): -1.9289435293642438, ('2.44-0.04', 2): -1.5915422406181132, ('2.77-0.02', 0): -1.3119427404767627, ('1.77-0.02', 1): -0.55347001484343805, ('2.55-0.05', 1): -1.3206348478986749, ('1.53-0.0', 0): -0.23508101981191259, ('1.81-0.02', 1): -0.59133569936903585, ('1.73-0.0', 0): -0.65047605564404365, ('1.01-0.0', 0): -0.011523292538144259, ('3.0-0.04', 1): 0.0, ('2.94-0.06', 0): -0.94625255975218359, ('2.18-0.03', 0): -1.1388807721275294, ('1.96-0.03', 2): -0.37776346276364231, ('1.540.0', 1): -0.40015110645701102, ('2.71-0.04', 0): -1.6835533967335015, ('2.72-0.06', 0): -1.5562964266352295, ('1.93-0.0', 1): -0.50757113538881882, ('2.45-0.01', 1): -1.260098120821376, ('2.16-0.02', 0): -1.1180500703633474, ('2.22-0.04', 2): -0.95611093140513925, ('2.7-0.05', 2): -1.7517680188877007, ('1.52-0.01', 0): -0.26246257466743883, ('1.91-0.03', 2): -0.32264827106869909, ('1.31-0.01', 0): -0.20037790341560602, ('2.96-0.04', 0): -0.72293688927345368, ('2.26-0.03', 2): -1.1421758173691592, ('1.6-0.01', 0): -0.3974265886467136, ('1.97-0.03', 0): -0.70146923826201379, ('2.86-0.02', 1): -0.74304827534243723, ('2.33-0.03', 0): -1.3104836238751856, ('1.930.01', 2): -<text:soft-page-break/>0.17643669142775173, ('1.150.0', 1): -0.12508255510409222, ('2.8-0.06', 0): -1.3853077228038615, ('2.340.0', 1): -0.29713341143199035, ('2.27-0.04', 1): -1.1049802394899124, ('1.71-0.02', 2): -0.3348862535503685, ('1.72-0.0', 0): -0.48384914722247868, ('2.01-0.0', 0): -0.90945616612034252, ('2.19-0.02', 0): -0.94677716159205394, ('2.39-0.03', 0): -1.4099384589447168, ('1.03-0.0', 1): -0.046422970021677189, ('2.37-0.01', 0): -1.3764177217767972, ('2.81-0.02', 0): -0.59934456758050925, ('2.89-0.03', 1): -1.2907748146223936, ('3.0-0.03', 1): 0.0, ('2.59-0.03', 2): -0.92392682343104859, ('1.840.0', 1): -0.17827581145904148, ('2.79-0.05', 0): -1.7901289390366435, ('1.68-0.01', 0): -0.52225615601505582, ('1.94-0.01', 0): -0.83154177684342689, ('2.38-0.05', 0): -0.60029858193940633, ('1.360.01', 1): -0.088385443062533819, ('2.44-0.0', 0): -0.61297109374497527, ('2.87-0.08', 0): -0.79213467739300103, ('2.06-0.03', 0): -0.80618705419991876, ('2.84-0.07', 1): -1.2997385707491593, ('1.99-0.01', 0): -0.53247458122699631, ('1.93-0.01', 0): -0.6083274223769578, ('2.91-0.05', 1): -1.1285333279697067, ('1.95-0.02', 0): -0.6252609030116173, ('1.28-0.0', 0): -0.19406782390002555, ('1.71-0.0', 0): -0.56618313529749831, ('2.5-0.05', 1): -1.4761685380716241, ('1.43-0.01', 0): -0.2232211651944373, ('2.93-0.08', 2): -1.1707731478694774, ('1.030.0', 0): -0.029442785050330152, ('2.54-0.02', 1): -1.5482627596975091, ('2.76-0.06', 0): -1.4059801172645263, ('1.73-0.01', 0): -0.60195536126930249, ('2.22-0.0', 0): -0.43323256122968501, ('2.140.0', 2): -0.24287993860846863, ('2.83-0.01', 1): -0.47065682524037067, ('1.61-0.0', 2): -0.46182523583351087, ('2.64-0.01', 0): -0.50580853941738069, ('2.19-0.0', 0): -0.43637371112426987, ('2.73-0.04', 0): -1.2811910920262422, ('2.24-0.04', 1): -0.99788456875958165, ('2.02-0.02', 1): -0.92990173647871677, ('2.09-0.0', 0): -0.82555913299950689, ('2.07-0.03', 0): -0.9693750367855225, ('2.220.0', 2): -0.31797096865422136, ('2.97-0.07', 0): -0.39757019282782802, ('1.640.0', 1): -0.53269144505782362, ('2.55-0.01', 0): -0.64952297153987759, ('2.58-0.04', 2): -1.3978894075319337, ('2.42-0.03', 1): -1.3496475458896031, ('2.87-0.05', 1): -1.2963710009147629, ('1.380.0', 0): -0.086779126622789846, ('2.62-0.01', 2): -0.72053746264334151, ('1.35-0.0', 0): -0.15426743352393449, ('1.54-0.01', 2): -0.35230912832543532, ('1.74-0.01', 1): -0.5263626409095874, ('1.40.0', 2): -0.31193849126867562, ('2.49-0.0', 0): -0.34739241338586374, ('2.85-0.08', 0): -1.1290813512729303, ('2.55-0.0', 1): -0.38464104610335365, ('2.52-0.05', 1): -1.5813259155175454, ('2.56-0.04', 1): -1.8520468416998379, ('2.28-0.01', 1): -1.3164752401701747, ('2.34-0.03', 1): -1.0814183736722236, ('2.97-0.05', 2): -0.79995368317299043, ('2.78-0.07', 0): -1.1019922098228498, ('1.750.01', 1): -0.11495552128890324, ('1.720.01', 1): -0.10723845673923439, ('2.0-0.03', 2): -0.80912306599356454, ('2.85-0.02', 2): -0.52701073686687161, ('2.83-0.03', 1): -1.8273524520886693, ('2.12-0.02', 2): -1.0272045557758216, ('2.09-0.02', 1): -0.9128027989970473, ('2.82-0.03', 2): -2.006732540771818, ('2.24-0.03', 1): -1.2008925552901621, ('1.970.01', 2): -0.20013022113659304, ('3.0-0.05', 2): 0.0, ('2.66-0.04', 0): -1.3654264287324163, ('2.65-0.06', 0): -1.5944834996729853, ('2.95-0.02', 2): -0.57927509150565049, ('2.98-0.06', 0): 0.0, ('2.69-0.07', 0): -0.49135461834513033, ('1.810.01', 0): -0.13111856863002896, ('1.49-0.01', 1): -0.36678836514027813, ('1.57-0.0', 2): -0.32756162622633944, ('2.43-0.01', 2): -1.4756498573340222, ('2.35-0.05', 0): -1.0267138111038612, ('1.91-0.02', 1): -0.73663329833225488, ('2.75-0.04', 1): -0.69749230495975767, ('1.04-0.0', 1): -0.015064611320275815, ('1.580.0', 2): -0.48946258885308097, ('2.94-0.07', 2): -0.54673690076134396, ('2.7-0.07', 1): -1.0462619720680681, ('2.2-0.02', 0): -1.0338665879414741, ('2.44-0.05', 2): -1.1344005759968578, ('2.52-0.02', 1): -1.7005262080990478, ('1.96-0.02', 0): -0.82317315553904546, ('1.97-0.03', 1): -0.70132436929413111, ('2.84-0.03', 0): -1.4915150898388954, ('2.95-0.04', 0): -0.83523170190218521, ('1.62-0.01', 0): -0.46666379524214174, ('2.67-0.04', 0): -1.6925252275194851, ('2.83-0.04', 1): -<text:soft-page-break/>1.0820448291013365, ('1.610.0', 0): -0.47954061397326941, ('1.64-0.0', 0): -0.51813188527909371, ('2.16-0.03', 2): -1.0471754628139831, ('2.88-0.06', 1): -1.465990692126844, ('2.5-0.01', 0): -0.83875530387402975, ('2.61-0.05', 1): -1.3539906805797113, ('1.910.01', 1): -0.19214010763388217,</text:p>
      <text:p text:style-name="P1"><text:s/>('2.54-0.06', 0): -0.43986071691433365, ('2.53-0.04', 2): -1.7849587451220128, ('2.13-0.03', 0): -0.78301070185724531, ('2.23-0.02', 0): -1.0166137826664736, ('1.85-0.01', 2): -0.63055595449364898, ('2.29-0.03', 0): -1.3766355232199334, ('2.62-0.05', 1): -1.4843262777638266, ('2.01-0.03', 1): -0.80851935736367131, ('2.38-0.0', 0): -0.57069901625493202, ('2.09-0.01', 2): -1.1286813606972863, ('2.59-0.04', 2): -1.4995057076355192, ('1.79-0.02', 1): -0.68409302861888843, ('2.1-0.0', 0): -0.74046072597428358, ('1.750.01', 2): -0.25409117931054681, ('1.460.01', 2): -0.092073956275677271, ('2.37-0.04', 0): -1.0804490967650455, ('2.3-0.01', 2): -1.3103273027747633, ('2.79-0.02', 0): -1.1341091762352995, ('2.34-0.05', 0): -0.58435751410923054, ('2.02-0.0', 2): -0.45286184692256443, ('2.8-0.04', 2): -0.81577498739874355, ('1.32-0.0', 1): -0.12659279110641269, ('1.13-0.0', 2): -0.1032276214368333, ('1.97-0.01', 0): -0.8850870992321257, ('2.52-0.01', 2): -0.81043895808987099, ('2.93-0.03', 0): -1.0198800959388385, ('2.37-0.02', 1): -1.3514426069191889, ('2.78-0.03', 1): -1.5866834828825112, ('2.27-0.02', 1): -1.0300871459090919, ('1.84-0.0', 2): -0.51218436621522445, ('2.83-0.07', 2): -1.6770213091407515, ('2.37-0.0', 0): -0.3596765502565229, ('2.98-0.02', 0): 0.0, ('1.6-0.0', 2): -0.35025233617062268, ('2.6-0.05', 0): -1.4973395358895778, ('1.510.01', 1): -0.13732877475397209, ('1.21-0.0', 1): -0.1387103776309801, ('1.61-0.01', 2): -0.4728171485054119, ('1.920.0', 0): -0.27226933009666821, ('1.940.0', 0): -0.19993149525368323, ('1.34-0.0', 0): -0.24486520198964262, ('2.2-0.04', 1): -0.50716328688639367, ('1.76-0.02', 2): -0.51131611598422388, ('2.52-0.04', 2): -1.5916275864717153, ('2.38-0.03', 0): -1.3094813058682957, ('1.63-0.0', 0): -0.37691573486182328, ('2.1-0.03', 0): -0.79458284466211615, ('2.06-0.01', 0): -1.0868408331695889, ('2.96-0.05', 2): -0.50500687495953778, ('2.96-0.03', 2): -0.62376232391442898, ('1.98-0.01', 2): -0.87531304099064633, ('2.74-0.02', 0): -1.6750577945163916, ('2.68-0.06', 0): -1.6917105788969207, ('1.79-0.01', 2): -0.66905180059333924, ('2.86-0.07', 1): -1.5706130834022316, ('2.83-0.02', 2): -0.84221057107603092, ('2.61-0.03', 0): -1.1782910196435719, ('2.95-0.08', 1): -0.82551472666306824, ('2.65-0.05', 1): -1.8910014930215249, ('2.05-0.02', 1): -0.95196359874626757, ('2.39-0.04', 2): -1.4527629115236003, ('1.66-0.02', 2): -0.19159337268285989, ('2.74-0.07', 0): -1.2815227635822801, ('2.73-0.02', 0): -1.9570892410380862, ('1.660.01', 1): -0.20149561675153491, ('2.25-0.04', 2): -1.1154612310618646, ('1.510.0', 1): -0.38789998923333813, ('2.27-0.01', 2): -1.2973309964971771, ('1.89-0.0', 2): -0.76373037879085348, ('1.37-0.01', 0): -0.22512663991362045, ('2.97-0.09', 0): -0.92572276176429935, ('1.630.0', 0): -0.40367666674862573, ('2.63-0.05', 0): -1.5759514865914162, ('2.14-0.04', 2): -0.60595943041251743, ('1.25-0.0', 0): -0.13240101913325428, ('2.42-0.01', 1): -1.2642682906682448, ('2.17-0.0', 0): -0.29460198978693763, ('2.87-0.07', 1): -1.4623160978114422, ('1.780.0', 1): -0.29782077659920386, ('2.18-0.01', 1): -1.2373317157300356, ('2.76-0.02', 1): -1.6455301035123218, ('1.35-0.01', 1): -0.11738363995706165, ('2.71-0.02', 1): -1.7759642895448653, ('2.36-0.01', 0): -1.3426762858823442, ('2.51-0.02', 1): -1.5187231612843246, ('2.88-0.07', 2): -1.5693693382564193, ('2.89-0.08', 0): -1.0204115162190042, ('2.56-0.02', 1): -1.5980302850660064, ('1.15-0.0', 1): -0.10204181816769062, ('2.34-0.01', 1): -1.4233357937692837, ('1.530.0', 1): -0.33118285070107212, ('2.78-0.05', 0): -1.8792770936235907, ('2.26-0.01', 1): -1.1311622038693545, ('1.440.0', 0): -0.19666779759044128, ('2.86-0.04', 2): -1.4931191106491617, ('2.89-0.02', 2): -0.80705957357869629, ('2.64-0.06', 2): -1.5524064644236513, ('2.24-0.01', 1): -<text:soft-page-break/>1.3196514532175967, ('2.35-0.02', 1): -1.065018220583426, ('1.10.0', 2): -0.067761488723092567, ('1.120.0', 2): -0.102256576653836, ('2.7-0.03', 0): -1.8924605344700125, ('2.66-0.06', 0): -1.2283982917926954, ('2.05-0.01', 2): -0.55579660163268974, ('1.240.0', 0): -0.19640157951366216, ('2.16-0.02', 2): -0.90846866863702802, ('2.92-0.07', 2): -0.93289056838608464, ('2.97-0.08', 2): -0.58129826533982265, ('1.470.0', 2): -0.25330949415002263, ('1.54-0.0', 1): -0.34578068073083296, ('2.53-0.05', 2): -1.5318959079489658, ('1.83-0.01', 0): -0.73829554977835532, ('1.4-0.01', 1): -0.28361437207417467, ('2.75-0.06', 1): -1.8476457950775718, ('2.85-0.07', 2): -1.6541501191233086, ('2.86-0.01', 2): -0.48598013023901709, ('1.78-0.0', 0): -0.563005063397229, ('1.64-0.02', 0): -0.33303708138956395, ('2.82-0.06', 2): -1.7976603656007235, ('2.99-0.09', 2): 0.0, ('1.550.0', 1): -0.4524619430963015, ('2.9-0.07', 0): -1.453487262557418, ('1.93-0.03', 1): -0.28505491422461748, ('2.91-0.07', 0): -1.2813641816561052, ('1.96-0.02', 2): -0.86646119214598283, ('1.160.0', 0): -0.095989914300908197, ('1.87-0.02', 2): -0.73775768952097676, ('2.47-0.01', 2): -1.3174712449698807, ('2.83-0.06', 1): -1.277663498351975, ('2.82-0.08', 0): -0.57960068643530049, ('2.9-0.03', 0): -1.2601976913593229, ('2.59-0.01', 2): -0.63553810908016239, ('1.92-0.02', 0): -0.60807942422099748, ('2.56-0.01', 2): -0.51197766504330122, ('2.15-0.0', 1): -0.45631004120320867, ('1.4-0.0', 1): -0.2947916714495466, ('2.04-0.01', 2): -1.014808115970349, ('2.98-0.09', 2): 0.0, ('2.55-0.03', 1): -0.98353468068987815, ('2.26-0.02', 2): -0.99901962202054606, ('2.01-0.01', 1): -0.96165549808086082, ('2.77-0.06', 0): -1.9415049020584969, ('1.24-0.0', 1): -0.1551720940761942, ('2.73-0.06', 1): -1.6916862642598356, ('2.4-0.01', 2): -1.4630099406952954, ('1.86-0.01', 2): -0.65937081669736219, ('1.58-0.0', 1): -0.40626773467707955, ('3.0-0.08', 1): 0.0, ('2.42-0.05', 2): -0.92781849310578579, ('2.07-0.01', 1): -1.0086399560123067, ('1.44-0.0', 1): -0.24682973715937076, ('1.93-0.01', 1): -0.60685695367423831, ('1.190.0', 0): -0.11441645208383615, ('1.7-0.02', 1): -0.41564674962046794, ('1.880.01', 2): -0.17729919404445865, ('2.37-0.02', 0): -1.3558721698828633, ('1.72-0.01', 0): -0.50220221661146036, ('2.87-0.03', 2): -1.4235798241334237, ('1.910.0', 0): -0.26269617664451234, ('1.69-0.0', 0): -0.43425890798819117, ('2.67-0.03', 2): -1.801816184816841, ('1.59-0.01', 0): -0.45493476337646893, ('2.96-0.08', 0): -0.55387459132922845, ('1.49-0.0', 1): -0.34854966544990618, ('2.07-0.0', 0): -0.93796707786819089, ('1.450.01', 1): -0.11595360275184186, ('1.210.0', 1): -0.16710645433926072, ('1.430.0', 2): -0.34000180969983951, ('2.56-0.06', 0): -0.79331193226309393, ('1.38-0.01', 2): -0.11597885524914241, ('2.28-0.03', 0): -1.3063116925992004, ('2.8-0.02', 0): -1.0941038360104955, ('2.13-0.04', 2): -0.34554045781046139, ('1.410.0', 2): -0.138964905623326, ('2.02-0.01', 2): -0.54843795974979326, ('1.5-0.0', 2): -0.24393328845371373, ('1.89-0.02', 0): -0.60112812624438883, ('2.00.01', 0): -0.20832942532647966, ('1.60.0', 0): -0.42653196252850417, ('3.0-0.07', 1): 0.0, ('2.7-0.04', 0): -1.6008878677492768, ('1.130.0', 0): -0.077855613659045073, ('2.71-0.03', 2): -1.8995959824220336, ('2.69-0.05', 1): -1.8635128756573525, ('2.39-0.05', 2): -0.72190201598828851, ('2.38-0.01', 0): -1.2958999116101555, ('2.1-0.01', 0): -1.1187505745104849, ('1.330.0', 2): -0.27033312701302681, ('1.9-0.0', 1): -0.5287208626233354, ('2.68-0.04', 0): -1.7789908928070308, ('2.41-0.03', 0): -1.53401562868268, ('2.86-0.05', 1): -1.5616338816426962, ('1.220.0', 2): -0.16406719417416843, ('1.57-0.01', 0): -0.37444524661437162, ('1.68-0.0', 0): -0.50240893039375423, ('1.27-0.0', 2): -0.13212229145767432, ('2.57-0.01', 0): -0.31614232634190031, ('2.95-0.06', 1): -0.73010125028415673, ('1.180.0', 1): -0.1474388383439873, ('2.7-0.01', 1): -0.41858760882181195, ('1.020.0', 0): -0.028807185093562435, ('2.03-0.02', 0): -0.82649438874354086, ('1.52-0.0', 0): -0.3651275971124644, ('1.98-0.0', 2): -0.89058897753382271, ('2.11-0.0', 1): -0.34160824905546722, ('2.16-0.02', 1): -1.1249715737617012, ('1.750.0', 1): -0.38849877881826933, ('1.41-0.01', 1): -0.17024038068557851, ('1.99-0.0', 1): -0.47282405223980722, ('2.75-0.07', 2): -<text:soft-page-break/>0.98152438507143047, ('2.5-0.02', 1): -1.5419030678248928, ('1.560.0', 0): -0.34459971652026006, ('1.32-0.01', 1): -0.10570740785918947, ('2.29-0.01', 1): -1.1658198962688278, ('1.250.0', 1): -0.16188098696706271, ('1.330.01', 1): -0.086983187463228168, ('2.81-0.04', 2): -0.55806920863923892, ('2.77-0.02', 1): -1.3587503404682488, ('2.33-0.03', 1): -1.3031887504190738, ('1.77-0.02', 0): -0.58157237420673269, ('2.63-0.03', 0): -0.85761376564698055, ('2.55-0.05', 0): -1.663692432882462, ('1.53-0.0', 1): -0.24331909803545376, ('1.390.01', 2): -0.099579504389643594, ('1.73-0.0', 1): -0.66818171699637174, ('3.0-0.04', 2): 0.0, ('2.18-0.03', 1): -1.0594496885364346, ('1.96-0.03', 1): -0.37311296183080783, ('1.69-0.02', 2): -0.28376336046477652, ('2.49-0.05', 1): -1.4058969221975395, ('2.71-0.04', 1): -1.6510960498135159, ('2.36-0.03', 0): -1.3076946649926713, ('2.85-0.01', 0): -0.34865488130739231, ('1.93-0.0', 2): -0.53784661273738199, ('2.55-0.02', 0): -1.6923186899548726, ('2.61-0.06', 2): -1.5679553638740802, ('2.45-0.01', 2): -1.2392443487267746, ('2.92-0.06', 2): -1.2704790695615256, ('2.190.0', 1): -0.24354717739886383, ('1.67-0.02', 1): -0.45512910940356999, ('1.36-0.0', 2): -0.23389112402790141, ('2.25-0.01', 2): -1.2495009603411589, ('1.29-0.0', 0): -0.099485358708634564, ('1.31-0.01', 1): -0.1602158662653318, ('2.58-0.03', 2): -0.75964890501624249, ('2.26-0.03', 1): -1.2927379085355457, ('2.85-0.06', 2): -1.5521068991417322, ('1.150.0', 2): -0.12406095897552721, ('2.82-0.07', 2): -1.5244587880143601, ('1.3-0.01', 2): -0.16080919739388722, ('3.0-0.09', 2): 0.0, ('2.27-0.04', 0): -1.0550100383781333, ('2.74-0.05', 2): -1.9447056153837294, ('2.00.0', 2): -0.28605477602454654, ('2.68-0.07', 2): -0.58847834345179739, ('2.01-0.0', 1): -0.8957458601076439, ('2.19-0.02', 1): -1.1570407503135833,</text:p>
      <text:p text:style-name="P1"><text:s/>('2.69-0.03', 0): -1.45974801703157, ('2.03-0.0', 0): -0.93779304939298236, ('2.48-0.02', 0): -1.5144646364963916, ('1.03-0.0', 0): -0.029497888521750209, ('2.58-0.01', 0): -0.60358318209331807, ('2.43-0.05', 2): -1.3061454823178329, ('3.0-0.03', 0): 0.0, ('2.57-0.03', 1): -0.72684813130287773, ('2.18-0.04', 1): -0.65650726607863763, ('2.62-0.04', 0): -1.8479582250679396, ('2.35-0.01', 2): -1.2633495247327877, ('2.98-0.08', 2): 0.0, ('1.78-0.02', 0): -0.52018698837598021, ('1.68-0.01', 1): -0.52437952894220852, ('2.44-0.01', 2): -1.355058858276412, ('2.52-0.06', 1): -0.77238739215291397, ('2.38-0.05', 1): -0.59573437585131184, ('1.360.01', 0): -0.094101098968029234, ('2.84-0.07', 0): -1.3619921930826484, ('2.08-0.02', 0): -0.91000437026913705, ('1.99-0.01', 1): -0.53461547515225993, ('1.98-0.03', 1): -0.67700539668656734, ('2.84-0.05', 1): -1.5625866596433453, ('2.91-0.05', 0): -1.046572954938066, ('1.28-0.0', 1): -0.20525130805653727, ('1.71-0.0', 1): -0.56653921253664641, ('2.160.0', 0): -0.23661094063369797, ('2.88-0.02', 1): -0.5436551011920433, ('2.5-0.05', 0): -1.4783647072304296, ('2.61-0.01', 1): -0.44595969004427144, ('2.54-0.02', 0): -1.5383603414690989, ('1.67-0.02', 0): -0.45931866859090753, ('1.73-0.01', 1): -0.489899990514852, ('2.66-0.03', 2): -1.118111035455025, ('2.67-0.02', 2): -1.9164618038398591, ('2.77-0.04', 0): -0.77619675933257848, ('2.22-0.0', 1): -0.49292537727914809, ('2.73-0.04', 1): -1.2998652503260228, ('2.24-0.04', 2): -0.99752423310329275, ('1.750.01', 0): -0.177699520480607, ('2.09-0.0', 1): -0.80633241644327946, ('1.720.01', 2): -0.23533531528847598, ('2.07-0.03', 1): -0.97688115316980828, ('2.220.0', 1): -0.46527088763619584, ('2.21-0.04', 2): -0.89835522535337708, ('2.33-0.02', 0): -0.92343281491922413, ('1.640.0', 2): -0.53271202496714376, ('2.42-0.03', 0): -1.3509118478033446, ('2.6-0.03', 2): -0.84667508138633751, ('1.54-0.01', 1): -0.38056115686292447, ('1.74-0.01', 0): -0.59553597489258647, ('1.40.0', 1): -0.31195255591953108, ('2.88-0.05', 1): -1.3514019963672863, ('2.58-0.01', 1): -0.5512073132199603, ('2.52-0.05', 2): -1.3813110432982827, ('2.56-0.04', 0): -1.7745499960992077, ('2.99-0.06', 0): 0.0, ('2.28-0.01', 0): -1.3254549180415109, ('2.35-0.05', 1): -0.47655024845565302, ('2.070.0', 0): -0.24917669893540761, ('2.78-0.07', 1): -1.1073315558175068, ('2.11-0.02', 2): -0.95230608771091518, ('1.02-0.0', 0): -<text:soft-page-break/>0.002480633644562105, ('2.19-0.04', 0): -0.91369321332223141, ('1.850.0', 2): -0.39232639950489462, ('2.83-0.03', 2): -1.8931397156058665, ('2.09-0.02', 0): -1.0160724822701568, ('2.24-0.03', 0): -1.0754504997475522, ('2.57-0.05', 2): -1.6577727422846287, ('2.93-0.05', 2): -0.62757916270232683, ('3.0-0.05', 1): 0, ('2.94-0.05', 2): -1.1918093260411626, ('2.18-0.02', 2): -1.0944565046304755, ('2.66-0.04', 1): -1.3689409333650635, ('2.72-0.05', 2): -1.8926531384132115, ('2.51-0.01', 2): -0.40267174994734861, ('2.74-0.04', 0): -1.1091691805922794, ('2.69-0.07', 1): -0.61792989050844116, ('1.49-0.01', 0): -0.24547888625180755, ('2.36-0.04', 0): -1.3818722785911763, ('2.3-0.04', 0): -1.2100625612335263, ('2.81-0.06', 2): -2.0246339677151179, ('2.62-0.02', 0): -1.7505969049634269, ('1.9-0.0', 0): -0.53965118656595745, ('2.31-0.04', 1): -1.2997853219882614, ('1.80.0', 0): -0.39287947349317015, ('2.96-0.07', 2): -0.50607844325544571, ('2.41-0.01', 0): -1.3614386028922234, ('2.86-0.03', 1): -1.760528940309962, ('2.52-0.02', 0): -1.7108294671187769, ('1.31-0.0', 1): -0.16958559218619174, ('2.06-0.0', 2): -0.97488406221714297, ('2.8-0.05', 2): -1.5019138970219503, ('2.95-0.04', 1): -0.71212845938872293, ('1.62-0.01', 1): -0.48898827088633928, ('2.4-0.0', 0): -0.31360965248607742, ('1.85-0.0', 2): -0.79345270971594839, ('1.88-0.0', 1): -0.83697609005650964, ('1.64-0.0', 1): -0.51981036738940056, ('2.88-0.06', 2): -1.6031602532712332, ('2.17-0.01', 2): -0.93082059031376985, ('1.31-0.0', 0): -0.2273401022797911, ('1.46-0.0', 0): -0.3281865600480684, ('2.29-0.03', 1): -1.3984903817168113, ('1.94-0.02', 2): -0.7669780971997745, ('2.38-0.04', 2): -1.4296695255967116, ('2.63-0.01', 0): -0.32496898396686574, ('1.84-0.0', 1): -0.54017940538730869, ('1.95-0.01', 2): -0.82940561725517303, ('1.940.0', 1): -0.28209553550266825, ('1.79-0.02', 0): -0.64827719982401133, ('2.36-0.05', 0): -0.69292685381549435, ('1.88-0.02', 2): -0.71978877160117338, ('2.88-0.03', 2): -1.8417280531343423, ('2.21-0.01', 2): -1.295955805364196, ('2.37-0.04', 1): -1.3346594939623773, ('2.49-0.03', 0): -1.4054681845385453, ('2.43-0.04', 2): -1.5226157121887807, ('2.76-0.05', 2): -1.4660202542754446, ('2.34-0.05', 1): -0.61061108171579881, ('3.0-0.06', 2): 0.0, ('1.32-0.0', 0): -0.12675770076838905, ('1.97-0.01', 1): -0.86803753285540652, ('1.8-0.01', 2): -0.71651384780007343, ('2.64-0.02', 2): -1.8807866292255, ('2.99-0.02', 1): 0, ('2.73-0.05', 2): -1.7851936257266972, ('2.02-0.03', 1): -0.5391536843930721, ('2.27-0.02', 0): -1.0328967721487059, ('2.07-0.02', 2): -1.0590340727752792, ('2.97-0.04', 2): -0.88521049717458078, ('2.48-0.04', 0): -1.4923783409347977, ('2.55-0.02', 2): -1.7540085652575508, ('2.14-0.01', 0): -0.84716662533369835, ('2.92-0.03', 2): -1.3678059055737652, ('2.66-0.05', 0): -1.5914654813213434, ('1.63-0.01', 1): -0.47587073249836731, ('2.35-0.04', 0): -1.3332576491874257, ('2.31-0.02', 0): -0.96238919086065344, ('2.6-0.05', 1): -1.745706122254703, ('1.810.0', 1): -0.21681211638559666, ('2.62-0.06', 0): -1.4080227673118269, ('1.21-0.0', 0): -0.099865117200762729, ('2.51-0.05', 1): -1.2904590255109183, ('2.2-0.04', 0): -0.51446439619858186, ('1.850.01', 1): -0.16384623018237274, ('2.52-0.04', 1): -1.2729370659407844, ('2.38-0.03', 1): -1.5262918364286264, ('2.05-0.02', 2): -0.87323088759629941, ('2.15-0.02', 2): -1.1151178152159502, ('1.42-0.01', 0): -0.22986020406792476, ('1.99-0.03', 1): -0.45317571242331767, ('1.98-0.01', 1): -0.88429069676665428, ('2.68-0.06', 1): -1.7002790395634622, ('2.0-0.02', 0): -0.78470044438125164, ('2.86-0.07', 0): -1.4418959213525624, ('2.89-0.07', 0): -1.453792256366004, ('2.030.0', 0): -0.17788962095502789, ('2.36-0.05', 1): -0.53158630446123945, ('2.61-0.03', 1): -1.2217938772369821, ('1.86-0.0', 2): -0.78336582063791527, ('2.95-0.08', 2): -0.70276855323665988, ('2.23-0.04', 0): -0.71544054835592541, ('2.65-0.05', 2): -1.9154075301335109, ('2.8-0.07', 1): -1.6114341113714272, ('2.98-0.05', 2): 0.0, ('2.69-0.06', 2): -1.4632012872860853, ('1.06-0.0', 0): -0.033252822044139013, ('2.73-0.02', 1): -1.9279944582580919, ('2.4-0.05', 2): -1.19147547141529, ('2.87-0.04', 1): -1.1361282567084343, ('2.18-0.0', 2): -0.33668393143889486, ('2.75-0.05', 1): -1.9369203348169415, ('1.510.0', 2): -0.39876275478327705, ('2.11-0.03', 2): -<text:soft-page-break/>0.9244612225943929, ('1.89-0.0', 1): -0.84701660877976137, ('2.93-0.04', 0): -1.0766834847196283, ('1.37-0.01', 1): -0.28327041647785051, ('2.37-0.04', 2): -1.325914356590665, ('2.63-0.05', 1): -1.7539947568394221, ('2.42-0.01', 0): -1.253155093506656, ('2.95-0.05', 2): -0.59080756194822981, ('2.87-0.07', 2): -1.4812978221968689, ('1.780.0', 0): -0.261063837043717, ('2.4-0.05', 0): -1.1893711420998958, ('2.94-0.04', 2): -1.1659114713816892, ('2.45-0.04', 0): -1.5485708883023839, ('1.96-0.01', 0): -0.5255499186841659, ('1.35-0.01', 2): -0.090266060121850511, ('2.97-0.05', 0): -1.715941799183236, ('2.71-0.02', 2): -1.8173762478267748, ('2.36-0.01', 1): -1.3656726903615979, ('1.42-0.0', 0): -0.28050186408920075, ('2.88-0.07', 1): -1.1444841230310316, ('2.5-0.02', 2): -1.6272090065427762, ('2.61-0.04', 1): -1.478595442933176, ('2.56-0.02', 0): -1.7147497774474549, ('2.99-0.04', 0): 0.0, ('2.22-0.02', 0): -1.1338692439396496, ('2.34-0.01', 2): -1.4031391921181062, ('2.78-0.05', 1): -1.7763163066634864, ('1.540.0', 2): -0.41664599517294815, ('1.480.01', 2): -0.067872247036430147, ('2.29-0.02', 2): -0.65665223087712166, ('1.820.0', 0): -0.4023057629089849, ('2.26-0.01', 0): -1.1466892647749114, ('1.98-0.0', 0): -0.87734443066806, ('1.440.0', 1): -0.19990135863107483, ('2.01-0.02', 1): -0.97399116639333472, ('2.77-0.01', 2): -0.8191773418621765, ('2.34-0.05', 2): -0.6040082830894471, ('1.410.0', 0): -0.14452220588717538, ('2.5-0.03', 1): -1.4341013555761801, ('1.760.0', 1): -0.59570488248467879, ('1.120.0', 1): -0.097283523680659262, ('1.95-0.0', 2): -0.8152331326600607, ('2.66-0.06', 1): -1.2889776446741776, ('1.670.0', 0): -0.53540845262172576, ('1.240.0', 1): -0.19460801385579246, ('2.39-0.01', 2): -1.3459018425332019, ('2.37-0.05', 2): -0.97807953873939146, ('1.54-0.0', 0): -0.34406079994882183, ('2.34-0.04', 2): -1.2769699726927657, ('2.48-0.05', 0): -1.2378313270413075, ('1.4-0.01', 0): -0.23631995345871765, ('2.75-0.06', 2): -1.6029011442666814, ('1.62-0.0', 0): -0.38960908309971121, ('1.570.01', 0): -0.081865117839664769, ('1.94-0.03', 2): -0.52771584171293717, ('2.57-0.04', 0): -1.6340020200465535, ('2.46-0.03', 2): -1.3603187229542344, ('1.550.0', 2): -0.43173531042589419, ('2.95-0.02', 1): -0.54561991430518986, ('2.78-0.02', 1): -0.61352806317633879, ('2.74-0.06', 2): -1.6128667429483654, ('1.490.0', 2): -0.40220052574002846, ('2.83-0.06', 0): -1.719998839193944, ('2.120.0', 0): -0.2313708639079583, ('2.81-0.03', 2): -1.5570214220316325, ('1.92-0.02', 1): -0.82892976951943753, ('1.99-0.03', 2): -0.43761136652079202, ('1.00.0', 0): -0.020247389025608704, ('2.76-0.04', 2): -1.0620103127803, ('2.78-0.01', 1): -0.33178768871650038, ('2.6-0.04', 2): -1.5170245370028064, ('2.53-0.06', 2): -0.48791674909137589, ('2.15-0.0', 0): -0.40559081300786698, ('2.59-0.02', 0): -1.6136491137488249, ('1.4-0.0', 0): -0.21303859570823269, ('2.79-0.04', 2): -0.74025318697264242, ('1.68-0.02', 2): -0.17456250696457865, ('1.560.0', 2): -0.35458882994959029, ('2.01-0.01', 2): -0.94165276281861499, ('2.77-0.06', 1): -1.9215109901331811, ('2.64-0.03', 2): -1.6378513895906908, ('2.06-0.02', 2): -0.91914202157201352, ('1.99-0.02', 2): -0.80640557582389982, ('3.0-0.08',</text:p>
      <text:p text:style-name="P1"><text:s/>2): 0.0, ('1.90.01', 2): -0.3166251444214625, ('2.46-0.02', 0): -1.5926931050060076, ('1.44-0.0', 2): -0.24131495245435214, ('1.190.0', 1): -0.12506641499156593, ('1.7-0.02', 0): -0.49831683781902275, ('1.84-0.01', 0): -0.68881660755603646, ('1.610.01', 0): -0.1150645254920732, ('2.55-0.03', 2): -0.97799074572826883, ('2.49-0.01', 0): -1.1550009746763643, ('2.61-0.02', 2): -1.8267736900861489, ('2.92-0.02', 2): -0.81956711733227361, ('1.660.0', 2): -0.42552326215312797, ('2.17-0.04', 2): -0.35814303202030223, ('1.73-0.02', 2): -0.56197438479178841, ('2.65-0.01', 1): -0.74079157030983867, ('1.790.0', 0): -0.46744662774490947, ('1.59-0.01', 1): -0.42787744520620141, ('1.65-0.0', 1): -0.45374879228134229, ('2.16-0.0', 1): -0.69848735416581409, ('2.07-0.0', 1): -0.93906604663474735, ('1.450.01', 0): -0.063962109230165917, ('1.210.0', 0): -0.17067156089655411, ('1.0-0.0', 0): -0.016490507161294469, ('1.75-0.0', 0): -0.4864632979803874, ('2.32-0.01', 2): -1.1966201178242808, ('2.62-0.01', 0): -0.55933479594082924, ('2.15-0.03', 2): -1.0346140412607174, ('2.61-0.01', 0): -0.49739369440931419, ('2.02-0.01', 1): -<text:soft-page-break/>0.5851791433445529, ('2.7-0.02', 0): -1.9423006007306278, ('1.47-0.0', 2): -0.26126172869039899, ('1.980.0', 1): -0.2989963282826264, ('1.89-0.02', 1): -0.78444872943792654, ('1.76-0.0', 2): -0.68786388601354853, ('1.51-0.0', 2): -0.33740363308056071, ('2.00.01', 1): -0.22690969499680577, ('2.58-0.05', 0): -1.7323173582923623, ('2.87-0.06', 1): -1.7968354655091525, ('1.68-0.0', 1): -0.512911361294623, ('1.130.0', 1): -0.093778226911143528, ('2.71-0.03', 1): -1.8585607593918996, ('2.65-0.04', 2): -1.5795059924199726, ('2.51-0.03', 1): -0.96322879105670289, ('2.98-0.04', 2): 0.0, ('1.52-0.0', 1): -0.36522770842745916, ('2.45-0.02', 0): -1.5022116779868862, ('1.710.0', 0): -0.47984657810360187, ('1.67-0.01', 1): -0.40754550874824236, ('2.4-0.04', 2): -1.4077023346375264, ('2.5-0.02', 0): -1.5791970033270424, ('1.41-0.0', 2): -0.22186400541325302, ('2.74-0.04', 2): -1.1360239852710556, ('2.34-0.0', 2): -0.31740359627723891, ('2.68-0.04', 1): -1.77624831947345, ('2.41-0.03', 1): -1.3389735368623246, ('2.85-0.03', 0): -1.9407225614366093, ('2.86-0.05', 0): -1.6790616416638882, ('2.89-0.05', 0): -1.4430309925479465, ('2.12-0.03', 0): -0.8870366761369769, ('2.82-0.02', 0): -1.2548381716352894, ('1.57-0.01', 1): -0.41709960503214377, ('2.28-0.0', 1): -0.28862015712788508, ('1.27-0.0', 1): -0.18150555337169147, ('2.94-0.06', 1): -0.72622706925327429, ('1.180.0', 0): -0.14091541860353449, ('2.81-0.03', 1): -1.5497020171347053, ('2.91-0.03', 2): -1.4517017678432731, ('2.67-0.06', 2): -1.5340038930480167, ('1.020.0', 1): -0.054111240591942007, ('2.47-0.05', 0): -1.3238128611377007, ('2.99-0.04', 2): 0.0, ('1.480.0', 0): -0.37324978023089123, ('2.11-0.0', 0): -0.45276193162695744, ('2.9-0.07', 2): -1.2877015866932608, ('1.04-0.0', 0): -0.030594836611116501, ('2.54-0.04', 2): -1.6468391878071584, ('2.53-0.02', 0): -1.673035864637815, ('2.13-0.01', 2): -1.0601325597617519, ('1.29-0.0', 1): -0.093514114418773497, ('1.91-0.0', 0): -0.84018579243462044, ('1.18-0.0', 1): -0.12475357822974807, ('2.75-0.07', 1): -1.004197497874868, ('2.59-0.06', 1): -1.168999428518088, ('1.250.0', 0): -0.17449135180492092, ('2.2-0.03', 2): -1.2162915589167826, ('2.44-0.04', 0): -1.6063265195044372, ('2.88-0.08', 0): -1.3733382233972089, ('2.010.0', 0): -0.3187471937519909, ('1.64-0.01', 2): -0.36941032779928229, ('2.110.0', 2): -0.23140560884725961, ('2.63-0.03', 1): -0.88197888062689667, ('1.45-0.01', 1): -0.30843427669912638, ('2.87-0.04', 0): -1.1701210386945839, ('2.66-0.01', 1): -0.32624684831331596, ('1.460.0', 0): -0.36980356981705709, ('1.95-0.03', 1): -0.62717413605459116, ('1.93-0.02', 1): -0.80724791047423183, ('2.33-0.0', 0): -0.2846783060905414, ('2.18-0.03', 2): -0.98060580197474745, ('1.96-0.03', 0): -0.40200833580356343, ('2.68-0.03', 1): -1.7766785162198744, ('2.36-0.03', 1): -1.2090038365696876, ('2.04-0.0', 2): -0.89996562413198711, ('1.92-0.03', 2): -0.36816466961216732, ('2.61-0.06', 1): -1.5391112625967478, ('1.46-0.01', 2): -0.35428062360856505, ('1.56-0.0', 2): -0.23352030483078767, ('2.22-0.04', 0): -1.0506494390994789, ('2.23-0.03', 2): -1.0873863229861267, ('2.49-0.0', 1): -0.38075558835634454, ('1.52-0.01', 2): -0.38701540727385703, ('1.39-0.01', 0): -0.21542027321188956, ('1.31-0.01', 2): -0.20099487918927406, ('2.26-0.03', 0): -1.3157195205213286, ('1.96-0.0', 2): -0.47744544815611373, ('1.1-0.0', 0): -0.09253807395773278, ('2.24-0.0', 2): -0.35892036657511073, ('2.72-0.01', 0): -0.32896325531307113, ('3.0-0.09', 1): 0.0, ('2.51-0.05', 0): -1.3840495730981195, ('1.72-0.0', 2): -0.49083911845806966, ('2.21-0.01', 0): -1.2933145070763383, ('2.69-0.03', 1): -1.4167960009995531, ('2.03-0.0', 1): -0.91891902344539522, ('2.48-0.02', 1): -1.521414338576216, ('1.790.01', 0): -0.17787001810132816, ('2.81-0.02', 2): -0.6146377260344833, ('1.72-0.02', 2): -0.35038908783726586, ('1.730.01', 0): -0.13145197976183998, ('2.33-0.05', 2): -0.36028556989745808, ('2.7-0.06', 0): -1.5443371668461261, ('2.18-0.04', 0): -0.67133236550955255, ('2.53-0.0', 2): -0.6709832876057239, ('2.62-0.04', 1): -1.8829551805657845, ('1.78-0.02', 1): -0.52580793365471012, ('2.79-0.05', 2): -1.508327339996457, ('2.41-0.05', 0): -0.94391817356557595, ('2.57-0.06', 0): -<text:soft-page-break/>0.84158751722462966, ('2.52-0.06', 0): -0.83978820935521781, ('2.38-0.05', 2): -0.70119443332348275, ('2.87-0.08', 2): -1.1086152102921816, ('2.8-0.01', 2): -0.4911220781961434, ('2.06-0.03', 2): -0.93013953490668089, ('2.08-0.02', 1): -0.98952820369646421, ('2.83-0.04', 0): -1.0755065565330921, ('1.71-0.01', 0): -0.56205539075173083, ('1.98-0.03', 0): -0.72799325025365458, ('1.93-0.01', 2): -0.59363257539884751, ('1.71-0.0', 2): -0.55863397225372957, ('2.160.0', 1): -0.42803837726988364, ('2.32-0.01', 0): -1.256802958629152, ('2.66-0.03', 1): -1.1738055383491912, ('2.69-0.04', 1): -1.1420500434666692, ('1.78-0.01', 2): -0.62965797208448904, ('2.77-0.04', 1): -0.8169653648648415, ('2.19-0.0', 2): -0.39755972850917098, ('2.1-0.02', 2): -1.0544805812283462, ('1.520.01', 0): -0.10866296698454375, ('2.73-0.04', 2): -1.2849046460132636, ('1.51-0.01', 2): -0.31454472262846334, ('2.09-0.0', 2): -0.84060004307240721, ('2.74-0.03', 2): -1.7864328190398004, ('2.68-0.05', 2): -1.4733121657415646, ('2.07-0.03', 2): -0.83665190904519093, ('2.220.0', 0): -0.25274529331260048, ('2.33-0.02', 1): -0.93270459845179787, ('1.680.0', 0): -0.42251454647606196, ('1.630.01', 2): -0.1721039753969977, ('1.36-0.01', 2): -0.26329270725627441, ('2.95-0.07', 1): -0.78238417907949698, ('1.8-0.0', 2): -0.71006359386547913, ('1.390.01', 0): -0.098282570517386342, ('1.54-0.01', 0): -0.40049940096022341, ('2.03-0.01', 2): -1.0082323759904228, ('1.40.0', 0): -0.28121783323447308, ('2.72-0.07', 0): -0.87639780932440414, ('2.88-0.05', 0): -1.3006533906585818, ('1.960.01', 2): -0.19011794920242878, ('2.5-0.03', 2): -1.4452661584060482, ('2.99-0.06', 1): 0.0, ('1.26-0.0', 0): -0.069873535695521002, ('1.80.0', 1): -0.3466116499419874, ('1.370.0', 0): -0.25509299043178768, ('2.77-0.03', 1): -1.7248285961933685, ('2.19-0.04', 1): -0.90202491948073027, ('1.850.0', 1): -0.36879353812456328, ('1.77-0.01', 2): -0.54571592255550516, ('2.55-0.06', 2): -1.2097128743516834, ('1.970.01', 0): -0.21865215815408798, ('2.18-0.02', 1): -1.1269723546620196, ('2.71-0.05', 1): -1.4942761555213859, ('2.36-0.02', 2): -1.1746040882635862, ('2.51-0.01', 1): -0.43989149205545008, ('2.69-0.07', 2): -0.51369983532343211, ('1.810.01', 2): -0.28655177937605197, ('2.49-0.02', 1): -1.61586054967278, ('2.0-0.0', 1): -0.89703555430612236, ('2.08-0.01', 2): -0.6550814413260494, ('1.81-0.01', 1): -0.57016470992434565, ('2.13-0.0', 2): -0.70733869700705043, ('2.3-0.04', 1): -1.1945993095495142, ('2.43-0.01', 0): -1.5335092248165529, ('2.7-0.02', 1): -1.8251266375136213, ('2.62-0.03', 2): -1.3544807570705195, ('1.580.01', 0): -0.11488173633623054, ('1.670.0', 2): -0.5186076963649725, ('2.51-0.04', 1): -1.43618216410351, ('2.00.0', 0): -0.16536288763597912, ('2.41-0.01', 1): -1.2970383639888814, ('2.2-0.02', 2): -1.1107299303129272, ('1.97-0.02', 1): -0.83634025508441123, ('2.86-0.03', 0): -1.7500560534845016, ('2.89-0.03', 0): -1.5873294750364328, ('2.12-0.01', 0): -1.1690668347197866, ('2.88-0.08', 1): -1.4152796519908679, ('2.95-0.04', 2): -0.89168279829401476, ('2.32-0.03', 0): -1.3904222603099523, ('1.62-0.01', 2): -0.43123221062214567, ('1.85-0.0', 1): -0.80962169406926998, ('2.19-0.03', 1): -1.137506809277425, ('2.69-0.02', 2): -1.3402220061787311, ('1.88-0.0', 2): -0.82114601730210834, ('1.610.0', 2): -0.51393073550532553, ('2.46-0.03', 0): -1.3990954699318969, ('2.48-0.03', 2): -1.1608915559924082, ('2.16-0.03', 0): -0.82974547567008927, ('2.14-0.0', 2): -0.34332577951816845, ('2.95-0.02', 0): -0.52337166501144672, ('2.53-0.04', 0): -1.7769791367294596, ('2.23-0.02', 2): -1.012331827997639, ('2.6-0.06', 1): -0.98568157068106954, ('2.59-0.04', 1): -1.8035875934542187, ('1.46-0.0', 1): -0.2635342909151317, ('2.29-0.03', 2): -1.1645968896995917, ('2.45-0.05', 2): -1.1423197122645485, ('2.38-0.04', 1): -1.2884334541508149, ('2.33-0.04', 0): -1.2857886535160437, ('1.740.0', 0): -0.5037875481434011, ('1.760.01', 1): -0.13545270716746854, ('2.96-0.05', 0): -0.38871016464110469, ('2.84-0.04', 2): -0.70161396001352005, ('2.08-0.03', 2): -0.80449859630972542, ('1.820.01', 0): -0.1553078817607072, ('2.91-0.06', 2): -1.2075954659007329, ('2.68-0.01', 1): -<text:soft-page-break/>0.75714161437089156, ('1.79-0.0', 0): -0.74710954502528437, ('2.71-0.06', 2): -1.7533219850105264, ('2.1-0.0', 2): -0.72184215202893909, ('2.68-0.01', 2): -0.43844789781930832, ('2.88-0.03', 1): -1.7893269122493176, ('1.16-0.0', 1): -0.13088022880321606, ('2.49-0.03', 1): -1.3443654672486978, ('2.66-0.05', 1): -1.8351057277609069, ('2.99-0.08', 0): 0.0, ('2.15-0.01', 0): -1.2202147414259663, ('2.91-0.08', 0): -1.2593211408200793,</text:p>
      <text:p text:style-name="P1"><text:s/>('1.85-0.02', 0): -0.5696606388687051, ('1.720.0', 1): -0.3781647009163438, ('1.35-0.01', 0): -0.088744560627618499, ('2.77-0.05', 2): -2.0098279077267529, ('1.97-0.01', 2): -0.86504129447686118, ('2.74-0.07', 2): -1.1909515193368556, ('1.340.0', 1): -0.25203396473002726, ('2.73-0.05', 1): -1.7366627655704874, ('2.49-0.04', 1): -1.5234818144795583, ('2.89-0.01', 1): -0.51955648833146484, ('2.02-0.03', 0): -0.50886771941747988, ('2.07-0.02', 1): -0.98720360565384613, ('2.21-0.03', 0): -1.1480144385093953, ('1.32-0.01', 2): -0.065608543652671866, ('2.71-0.06', 1): -1.6479355330582934, ('2.48-0.04', 1): -1.3498054030042701, ('2.63-0.06', 1): -1.181465961776371, ('2.37-0.01', 2): -1.4425199064812892, ('2.14-0.01', 1): -0.84991062010015095, ('2.3-0.02', 0): -0.88387616562676397, ('2.58-0.03', 1): -0.81195270349394466, ('1.63-0.01', 0): -0.42292779120647245, ('1.39-0.0', 0): -0.25831480768482812, ('2.31-0.02', 1): -0.96062742777138554, ('2.6-0.05', 2): -1.7070690078278683, ('1.810.0', 0): -0.25895276701409042, ('2.62-0.06', 1): -1.3657234176480302, ('2.75-0.02', 2): -1.0716570987854244, ('1.61-0.01', 0): -0.33389823923761136, ('2.39-0.0', 2): -0.29518364939941538, ('1.310.0', 2): -0.21174866560912117, ('1.76-0.02', 0): -0.60388803539365199, ('2.52-0.04', 0): -1.5572404799999613, ('2.28-0.02', 2): -1.0033227892001386, ('2.1-0.03', 2): -1.0088608303578479, ('2.12-0.0', 0): -0.49404744868909939, ('2.34-0.02', 0): -1.2730646392648144, ('1.42-0.01', 1): -0.31789397043318079, ('2.58-0.0', 0): -0.38930607427859143, ('2.78-0.06', 1): -1.8975374463903527, ('2.96-0.03', 0): -0.65535611472548672, ('1.98-0.01', 0): -0.90738702314340702, ('2.41-0.0', 2): -0.59236731232049211, ('2.74-0.02', 2): -1.7788721281554758, ('2.26-0.04', 2): -0.97895936997956223, ('2.43-0.0', 1): -0.32241692419582835, ('1.16-0.0', 2): -0.13026317878552446, ('2.89-0.07', 1): -1.2254867652254662, ('2.42-0.05', 0): -0.94174388224485528, ('1.84-0.0', 0): -0.52158104389527671, ('2.61-0.03', 2): -1.1905739122676229, ('1.40.01', 2): -0.072921872129749557, ('1.360.0', 1): -0.29597126107749888, ('2.72-0.03', 2): -1.5850116270943981, ('3.05-0.07', 0): -0.0055288092850768102, ('2.69-0.06', 1): -1.4504294870364993, ('1.06-0.0', 1): -0.055297258313450032, ('1.45-0.0', 2): -0.28624928812752565, ('2.39-0.04', 0): -1.4713080686010032, ('2.7-0.03', 2): -1.9338398759789077, ('1.91-0.01', 2): -0.77380872139789347, ('2.75-0.05', 0): -1.7973846198372245, ('1.65-0.02', 1): -0.29253467123300314, ('1.010.0', 2): -0.014995383332025318, ('1.22-0.0', 0): -0.1198470927993911, ('1.89-0.0', 0): -0.80511257519068424, ('2.97-0.09', 2): -0.54204157913142781, ('1.890.0', 2): -0.23108907781601651, ('2.63-0.05', 2): -1.7603753368055488, ('2.49-0.05', 0): -1.3314748363043392, ('1.25-0.0', 2): -0.18181713484671505, ('2.95-0.05', 1): -0.57720459020454817, ('2.19-0.01', 0): -1.2158068785756746, ('1.690.0', 1): -0.42299106252392543, ('2.31-0.0', 2): -0.30262657708019775, ('1.48-0.01', 0): -0.33314626082382293, ('2.57-0.02', 2): -1.5028774310944522, ('1.42-0.0', 1): -0.27474721388393725, ('1.7-0.0', 2): -0.60879227159012472, ('2.88-0.07', 0): -1.6059567080566559, ('2.15-0.02', 1): -0.98622529229122269, ('1.92-0.01', 1): -0.79514187295803285, ('2.61-0.04', 0): -1.7240582962909876, ('1.66-0.01', 0): -0.50252287501454596, ('2.99-0.04', 1): 0.0, ('2.39-0.02', 0): -1.3251563009694836, ('2.22-0.02', 1): -1.1637987304777675, ('1.89-0.01', 0): -0.67354208435109841, ('2.59-0.05', 2): -1.8212468375725734, ('2.78-0.05', 2): -1.8885304870481081, ('1.97-0.0', 0): -0.92202753571578278, ('2.29-0.02', 1): -0.59618112509986187, ('1.820.0', 1): -0.42389915521322546, ('2.01-0.02', 0): -<text:soft-page-break/>0.94147886393902214, ('2.64-0.06', 0): -1.5538366054918398, ('1.67-0.01', 2): -0.54986608581754515, ('2.81-0.03', 0): -1.5657725265735347, ('1.760.0', 0): -0.6244085529413923, ('1.120.0', 0): -0.10153499061563941, ('2.66-0.06', 2): -1.2890898157559239, ('1.3-0.0', 2): -0.20249975169664133, ('1.240.0', 2): -0.19629270811594829, ('2.37-0.05', 1): -0.96447165353359132, ('2.47-0.04', 2): -1.718655450674569, ('1.00.0', 1): -0.02882322482769888, ('2.34-0.04', 1): -1.0574838398175315, ('2.7-0.04', 1): -1.6363583919478797, ('1.97-0.03', 2): -0.68887710701892013, ('1.740.0', 1): -0.51037818514761946, ('1.590.0', 0): -0.36935667920363835, ('1.62-0.0', 1): -0.37556089744124699, ('2.85-0.07', 0): -1.5015730785144705, ('2.57-0.04', 1): -1.658909861312291, ('2.83-0.08', 1): -0.53361020725151065, ('2.99-0.03', 1): 0.0, ('2.82-0.06', 0): -1.3191725943749717, ('2.05-0.0', 0): -0.48759285076009579, ('2.84-0.05', 2): -1.6494415519822287, ('2.78-0.02', 0): -0.66963056850923852, ('2.91-0.07', 2): -1.2962968315229819, ('1.87-0.02', 0): -0.70836193722157803, ('1.790.01', 1): -0.14549956807237133, ('1.47-0.01', 2): -0.29541975300581336, ('1.490.0', 1): -0.40558953863847175, ('2.16-0.01', 0): -1.1847470975973862, ('2.82-0.08', 2): -0.34940209880282952, ('2.9-0.03', 2): -1.270185576391079, ('2.58-0.02', 2): -1.7999769407417345, ('1.92-0.02', 2): -0.82367218725598457, ('2.53-0.06', 0): -0.530420875125171, ('2.31-0.03', 2): -1.2886148582869108, ('2.6-0.04', 1): -1.6294539110023922, ('2.75-0.03', 1): -1.5792576567244203, ('2.59-0.02', 1): -1.7370108933823554, ('2.98-0.09', 0): 0, ('1.68-0.02', 1): -0.20059666614784588, ('1.43-0.01', 1): -0.3024610491603395, ('2.38-0.02', 1): -1.2972048002205971, ('1.82-0.01', 1): -0.69404024966001387, ('2.4-0.01', 0): -1.3959856766091998, ('1.86-0.01', 0): -0.75914396082771374, ('1.99-0.02', 1): -0.87807319259070926, ('2.46-0.02', 1): -1.5895042404903033, ('2.68-0.07', 1): -0.46217156466644177, ('2.0-0.01', 2): -0.9477018028005697, ('1.270.0', 2): -0.22250465707422903, ('1.190.0', 2): -0.14108026750148328, ('2.31-0.04', 0): -1.0500844940381451, ('1.84-0.01', 1): -0.67230653585170741, ('1.880.01', 0): -0.18663397919585459, ('2.49-0.01', 1): -1.0842182113804404, ('2.61-0.02', 1): -1.7741634369970618, ('1.540.01', 2): -0.151118590416736, ('1.73-0.02', 1): -0.55505690656814033, ('1.69-0.0', 2): -0.43470454101356631, ('2.30.0', 1): -0.28016711054108195, ('2.67-0.03', 0): -1.7866792789739845, ('1.790.0', 1): -0.46398416009331744, ('2.04-0.02', 0): -0.71453010551453622, ('1.65-0.0', 0): -0.43803833872064696, ('2.16-0.0', 2): -0.69029278789408155, ('1.75-0.0', 1): -0.50613655331867868, ('2.56-0.06', 2): -1.1250031327483803, ('2.28-0.03', 2): -1.0076576755832547, ('2.73-0.03', 1): -2.0433623704503705, ('2.13-0.04', 0): -0.34225315385976524, ('1.77-0.0', 2): -0.63216785210198712, ('1.83-0.0', 1): -0.71173904899246765, ('1.040.0', 1): -0.035817446884265858, ('2.02-0.01', 0): -0.52830613134141502, ('2.33-0.01', 2): -1.3485340146216618, ('1.89-0.02', 2): -0.80535728407778095, ('2.14-0.03', 1): -1.0375528860533121, ('2.4-0.01', 1): -1.4920978586828186, ('2.58-0.05', 1): -1.5374695925779844, ('2.42-0.02', 2): -1.4133750051209202, ('2.87-0.06', 0): -1.4078773730110408, ('2.94-0.03', 0): -1.0860217648781794, ('2.71-0.03', 0): -1.7914454869824061, ('2.72-0.03', 0): -1.4482181786915516, ('2.51-0.03', 0): -1.0209559157172092, ('1.5-0.01', 1): -0.32310156639624815, ('1.33-0.0', 2): -0.21148566334202776, ('2.89-0.03', 2): -1.5612995299886634, ('2.38-0.01', 2): -1.3319536718826563, ('1.710.0', 1): -0.47198510406561678, ('2.99-0.05', 2): 0, ('2.22-0.03', 2): -1.194434669718663, ('1.44-0.01', 0): -0.22677328780622472, ('2.58-0.03', 0): -0.85658039108349515, ('1.41-0.0', 1): -0.21715091450215979, ('2.68-0.04', 2): -1.6494473083661743, ('2.85-0.03', 1): -1.9355854493344811, ('2.89-0.05', 1): -1.3145492764888065, ('1.220.0', 0): -0.13702432036088116, ('2.12-0.03', 1): -1.0855157154694743, ('2.09-0.03', 2): -0.84251903523231064, ('1.330.01', 2): -0.076803069407624297, ('2.82-0.02', 1): -0.86228671843033033, ('2.24-0.02', 2): -1.0594511348499898, ('1.57-0.01', 2): -0.41367104959945983, ('2.28-0.0', 0): -0.36676781370135758, ('1.27-0.0', 0): -<text:soft-page-break/>0.16636790994098452, ('1.95-0.03', 0): -0.65543889410394041, ('2.68-0.07', 0): -0.54705971584638458, ('1.75-0.01', 2): -0.60353721028617779, ('2.47-0.05', 1): -1.3421610779839357, ('1.970.0', 0): -0.16046941353483204, ('1.480.0', 1): -0.37538252867524452, ('2.48-0.01', 1): -0.69361747143394814, ('2.69-0.06', 0): -1.4366334929148843, ('2.81-0.07', 0): -1.1678886620501272, ('1.070.0', 0): -0.05995676375578559, ('1.350.0', 2): -0.078543558379167586, ('2.53-0.02', 1): -1.6341486497541844, ('2.83-0.01', 2): -0.86002590709456084, ('1.91-0.0', 1): -0.86556256221509875, ('1.18-0.0', 0): -0.12119376711085253, ('2.75-0.07', 0): -0.99179908710971276, ('2.51-0.0', 0): -0.31760092688016417, ('2.46-0.04', 0): -1.5024300069813257, ('1.510.01', 2): -0.14149094447991981, ('2.44-0.04', 1): -1.3377525476061567, ('2.52-0.03', 2): -1.2769941503443889, ('2.71-0.01', 1): -0.77582339547739443, ('1.45-0.01', 0): -0.30018046362470385, ('2.75-0.02', 1): -1.1120104655776761, ('2.95-0.03', 1): -0.81637189550244438, ('1.460.0', 1): -0.35418324791028016, ('1.61-0.01', 1): -0.52318515458782944, ('1.93-0.02', 0): -0.80309144219119322, ('1.69-0.02', 1): -0.28346177592178995, ('2.68-0.03', 0): -1.8741138560817439, ('2.36-0.03', 2): -1.3761858468056218, ('2.83-0.05', 2): -1.8548235610971555, ('2.88-0.01', 0): -0.35098045397556632, ('2.04-0.0', 1): -0.93411146292424418, ('1.92-0.03', 1): -0.37471835459107616, ('2.61-0.06', 0): -1.5242728769871519, ('2.280.0', 1): -0.27337977086695375, ('1.9-0.01', 1): -0.63391283873555049, ('1.56-0.0', 1): -0.23750644389309269, ('2.22-0.04', 1): -1.0391066515585026, ('1.50.0', 2): -0.29846342525104386, ('2.25-0.01', 0): -1.3115549157121744, ('1.39-0.01', 1): -0.26767697464965218, ('2.29-0.04', 1): -1.1297253231050453, ('1.870.01', 2): -0.15017999531894949, ('1.570.0', 2): -0.4099032679866666, ('1.96-0.0', 1): -0.51290446464000894, ('1.060.0', 0): -0.042194053090224358, ('2.64-0.04', 0): -1.792857714982721, ('1.930.01', 1): -0.33196192083802739, ('1.1-0.0', 1): -0.076496119930490006, ('1.70.0', 0): -0.56020464756821231, ('2.08-0.0',</text:p>
      <text:p text:style-name="P1"><text:s/>2): -0.47657535172759891, ('1.88-0.0', 0): -0.8358707082601724, ('3.0-0.09', 0): 0.0, ('1.18-0.0', 2): -0.08473106008694109, ('1.74-0.02', 2): -0.52200001447327848, ('2.21-0.01', 1): -1.2642897154961668, ('1.28-0.01', 2): -0.07928813585263092, ('2.69-0.03', 2): -1.3333507693804234, ('1.7-0.01', 2): -0.54651506562341701, ('1.090.0', 2): -0.078953466935915373, ('2.48-0.02', 2): -1.4682707832471937, ('1.03-0.0', 2): -0.055207590942248946, ('2.37-0.03', 1): -1.4274576488370565, ('2.92-0.05', 0): -0.99165093896343315, ('2.43-0.05', 0): -1.2703677841264953, ('2.54-0.01', 2): -0.5188890692083209, ('3.0-0.03', 2): 0.0, ('2.7-0.06', 1): -1.746702920902832, ('1.55-0.0', 2): -0.3792754134855722, ('2.9-0.05', 0): -1.0240377892421459, ('1.78-0.02', 2): -0.51889716497299831, ('1.520.0', 1): -0.42968950376537468, ('2.41-0.05', 1): -0.98564207101951318, ('2.85-0.05', 0): -1.604524112077778, ('2.57-0.06', 1): -0.86724710327976662, ('2.34-0.02', 1): -1.2130427756231494, ('1.07-0.0', 1): -0.058502939410790059, ('2.08-0.02', 2): -1.0028338849010099, ('2.27-0.03', 2): -1.1735790499961518, ('1.71-0.01', 1): -0.49870776227104097, ('1.75-0.02', 0): -0.43717085662050542, ('2.82-0.04', 0): -0.84764705008360564, ('2.47-0.03', 0): -1.4329183196013791, ('1.37-0.0', 2): -0.27065587904291122, ('2.14-0.02', 2): -0.98370644482957914, ('2.32-0.01', 1): -1.2251810876454294, ('1.81-0.02', 2): -0.59199834032281196, ('1.12-0.0', 2): -0.09315087925139294, ('2.6-0.02', 1): -1.4610059576981185, ('2.66-0.03', 0): -1.123275114559809, ('2.35-0.02', 0): -1.0759103126415044, ('2.69-0.04', 0): -1.1025838815899576, ('2.44-0.02', 0): -1.4805308628884692, ('1.3-0.01', 0): -0.15044001157821674, ('2.4-0.03', 0): -1.2101830560507425, ('2.8-0.06', 2): -1.9393172039534061, ('2.84-0.08', 2): -0.49055981949553035, ('1.35-0.0', 1): -0.15645689256105066, ('2.68-0.05', 1): -2.0094773935218271, ('1.720.01', 0): -0.17752941778711792, ('2.41-0.02', 1): -1.4241717543095591, ('2.86-0.06', 2): -1.8249951940734341, ('2.89-0.04', 2): -1.5307180213685905, ('1.680.0', 1): -0.43482192482274046, ('1.36-0.01', 1): -<text:soft-page-break/>0.25000485658740318, ('2.42-0.03', 2): -1.2987835761289199, ('2.95-0.07', 0): -0.49403414157323872, ('2.97-0.08', 1): -0.28771201210048863, ('1.8-0.0', 1): -0.67116185341390955, ('2.67-0.01', 0): -0.41048861541472476, ('2.05-0.03', 2): -0.66491012308384367, ('1.74-0.01', 2): -0.62621316502640634, ('2.83-0.02', 1): -0.83138492668293806, ('2.9-0.08', 0): -1.1588081873910512, ('2.53-0.03', 2): -0.95328232674841584, ('2.73-0.01', 1): -0.43444128280280564, ('2.92-0.07', 0): -1.1209354063065282, ('1.26-0.0', 1): -0.065029758586413869, ('1.82-0.0', 2): -0.76697980341746042, ('1.65-0.01', 2): -0.52095627150463486, ('2.43-0.03', 0): -1.4867970124743151, ('2.11-0.02', 0): -1.0622984340712218, ('1.370.0', 1): -0.28025038460226098, ('2.77-0.03', 0): -1.8980610928933126, ('2.19-0.04', 2): -0.91269110522734731, ('1.850.0', 0): -0.34329023177366946, ('2.09-0.02', 2): -0.99246768886997194, ('2.63-0.02', 1): -1.5049181716146816, ('1.780.01', 0): -0.12472892357792729, ('2.24-0.03', 2): -1.2473026515803209, ('1.970.01', 1): -0.34367849723180538, ('2.94-0.05', 0): -0.80888444647387037, ('2.18-0.02', 0): -1.0355044188826368, ('2.6-0.01', 2): -0.31883593579057279, ('2.62-0.02', 1): -1.6216546033572177, ('2.72-0.05', 0): -1.916681738492263, ('2.51-0.01', 0): -0.79558466674249029, ('1.2-0.0', 0): -0.061834086930543763, ('1.49-0.01', 2): -0.38399125243692633, ('1.81-0.01', 0): -0.68643074398311432, ('2.13-0.0', 1): -0.72050258552055324, ('1.8-0.02', 0): -0.64283194615969741, ('2.43-0.01', 1): -1.4254134990447922, ('1.9-0.0', 2): -0.52927362939448452, ('2.57-0.03', 0): -0.72063538190926912, ('2.83-0.05', 0): -1.4307721310712604, ('2.96-0.07', 0): -0.78484330419052983, ('1.370.01', 1): -0.062878565263475683, ('2.41-0.01', 2): -1.3906474179716839, ('1.97-0.02', 0): -0.74523233428607472, ('2.52-0.02', 2): -1.6564329977383645, ('2.12-0.01', 1): -1.180940420617836, ('2.8-0.05', 0): -1.9369608193310517, ('2.93-0.06', 0): -1.3115789304234822, ('1.48-0.0', 0): -0.3312789184206586, ('1.490.01', 1): -0.10265721696311107, ('1.85-0.0', 0): -0.81819815391524209, ('2.19-0.03', 0): -1.1832455095200025, ('2.69-0.02', 1): -1.3173051649807948, ('2.83-0.04', 2): -1.2063991725664687, ('2.48-0.03', 1): -1.1448240272123815, ('2.16-0.03', 1): -1.0892710894748781, ('2.81-0.05', 0): -1.6990722795341398, ('2.35-0.04', 2): -1.3396239670358228, ('2.53-0.04', 1): -1.3779300141861845, ('2.15-0.01', 1): -1.2061529965448758, ('2.7-0.07', 2): -1.056701173103946, ('2.31-0.01', 1): -1.3611367799722101, ('2.6-0.06', 0): -0.99516332255782225, ('1.87-0.0', 1): -0.49674564851371122, ('2.75-0.01', 0): -0.32822022629420106, ('1.31-0.0', 2): -0.22292053892403038, ('1.770.0', 0): -0.50259113457288873, ('2.41-0.04', 2): -1.5003277338448049, ('1.94-0.02', 0): -0.70293199147622643, ('2.310.0', 2): -0.28460876988882583, ('2.38-0.04', 0): -1.421237403085019, ('2.33-0.04', 1): -1.2768547685712002, ('1.340.0', 2): -0.25612225920000925, ('1.660.01', 2): -0.095604684573920767, ('2.86-0.01', 0): -0.5110235490378271, ('2.89-0.01', 0): -0.50114048883688433, ('2.08-0.03', 1): -0.83034599075700322, ('2.14-0.03', 2): -1.0074994714638614, ('1.850.01', 0): -0.1850847173104356, ('1.95-0.01', 0): -0.8103177009538316, ('1.79-0.0', 1): -0.75489106979360376, ('1.79-0.02', 2): -0.53874094251342886, ('2.71-0.06', 0): -1.7680582222135159, ('1.66-0.0', 0): -0.3996633390901973, ('2.88-0.03', 0): -1.7278341466656622, ('1.16-0.0', 0): -0.092214986026763285, ('2.99-0.08', 1): 0.0, ('2.76-0.05', 0): -1.830972499724731, ('2.17-0.02', 0): -1.0911900309152966, ('2.25-0.03', 0): -1.2601414534395765, ('2.91-0.08', 1): -1.2059135768549591, ('1.85-0.02', 1): -0.7062725994432909, ('1.720.0', 0): -0.39074202151018156, ('1.32-0.0', 2): -0.12289221311744099, ('2.77-0.05', 1): -1.9053654504631004, ('1.840.0', 0): -0.19568775559106286, ('2.64-0.02', 0): -1.88969509265836, ('2.350.0', 0): -0.55000780572506947, ('1.870.0', 1): -0.18778621418007263, ('2.73-0.05', 0): -1.4365873246940806, ('2.72-0.04', 2): -0.97463343212911635, ('1.19-0.0', 2): -0.10586000024520711, ('2.27-0.02', 2): -1.0157300147746957, ('2.46-0.01', 2): -1.4732214350935888, ('2.07-0.02', 0): -0.74520607774200631, ('1.81-0.02', 0): -0.59744518001111113, ('2.21-0.03', 1): -1.0398232427973095, ('1.34-0.01', 2): -<text:soft-page-break/>0.18307277940528349, ('1.88-0.01', 0): -0.73289341865648483, ('2.97-0.04', 0): -0.84790700611387049, ('2.63-0.06', 0): -1.1886988709872603, ('2.37-0.01', 1): -1.522128166253665, ('2.3-0.02', 1): -0.85679977228757631, ('2.92-0.03', 0): -0.97353246890848322, ('1.39-0.0', 1): -0.24884579082360808, ('2.31-0.02', 2): -0.9537676619273594, ('1.880.0', 2): -0.2387825720177521, ('2.62-0.06', 2): -1.3783683405745584, ('1.21-0.0', 2): -0.1475408257350829, ('1.690.0', 0): -0.41118236293927601, ('1.76-0.02', 1): -0.60991139898924196, ('2.99-0.07', 1): 0.0, ('2.22-0.01', 1): -1.2857966710122595, ('2.12-0.0', 1): -0.47356472185480908, ('2.15-0.02', 0): -1.1038703319007457, ('2.78-0.06', 0): -1.6359382867968446, ('2.96-0.03', 1): -0.64582766595863206, ('1.730.0', 0): -0.58158815051967017, ('1.430.01', 1): -0.08277952765654023, ('2.86-0.07', 2): -1.5317603587459565, ('1.65-0.02', 0): -0.22219924600146543, ('2.32-0.03', 1): -1.4313624409390229, ('1.86-0.0', 0): -0.74137933139002021, ('2.19-0.01', 1): -1.1494025692407526, ('2.370.0', 0): -0.30702563305430669, ('1.360.0', 0): -0.29381730399707923, ('2.65-0.05', 0): -1.4798055690464493, ('2.98-0.05', 0): 0.0, ('1.340.0', 0): -0.23939999373561799, ('1.45-0.0', 1): -0.31672471573399252, ('2.39-0.04', 1): -1.2116844770210633, ('2.45-0.03', 2): -1.2459298771784812, ('2.92-0.08', 2): -0.92112869926975149, ('2.7-0.03', 1): -1.9060468702940283, ('1.89-0.01', 1): -0.78748014326656868, ('2.99-0.05', 1): 0.0, ('1.860.0', 0): -0.4150092284118711, ('1.010.0', 1): -0.012031048707886998, ('2.47-0.01', 0): -1.3159437011511836, ('1.890.0', 1): -0.24004620633398929, ('1.49-0.0', 2): -0.34852161122176639, ('2.95-0.05', 0): -0.56988898657771792, ('2.91-0.02', 0): -0.35200836424377208, ('1.96-0.01', 2): -0.52033708753096231, ('1.48-0.01', 1): -0.29255191252812091, ('2.67-0.07', 0): -0.65777449347280859, ('2.9-0.06', 0): -1.2223588100625205, ('2.32-0.04', 1): -1.2301577991548447, ('1.92-0.01', 0): -0.78201955391090228, ('1.95-0.02', 2): -0.89224585077678986, ('2.56-0.02', 2): -1.6579195574406529, ('1.66-0.01', 1): -0.51425625739998115, ('2.54-0.05', 0): -1.3464478717890291, ('2.22-0.02', 2): -1.0664687110491695, ('2.59-0.05', 1): -1.4928787593596422, ('1.540.01', 1): -0.077614922867833003, ('1.97-0.0', 1): -0.93318994351641082, ('2.78-0.04', 0): -0.8799166010229833, ('2.29-0.02', 0): -0.59007573206031827, ('2.59-0.0', 0): -0.38639506004861424, ('1.820.0', 2): -0.47292623189181826, ('2.26-0.01', 2): -1.1216721484991619, ('2.77-0.01', 0): -0.45086525135157796, ('1.380.0', 2): -0.078252737454467494, ('2.64-0.06', 1): -1.6043252138602657, ('2.94-0.07', 0): -1.0578273122217234, ('1.69-0.01', 2): -0.55413297103187575, ('1.95-0.0', 0): -0.85482548224686317, ('2.71-0.07', 0): -0.62701940285663615, ('2.36-0.04', 1): -1.3926223643425191, ('1.84-0.02', 1): -0.668487499611781, ('2.37-0.05', 0): -0.9587960522482436, ('1.030.0', 1): -0.044690466076093741, ('2.92-0.07', 1): -1.2020183067616113, ('2.43-0.03', 1): -1.2769213779424011, ('2.47-0.01', 1): -1.3179511247235995, ('1.54-0.0', 2): -0.3397020016854565, ('2.97-0.02', 2): -0.36749448477827412, ('2.34-0.04', 0): -1.3206834233883895, ('1.56-0.01', 2): -0.41140911247271683, ('1.4-0.01', 2): -0.31015413230554845, ('1.33-0.01', 2): -0.17325560505883109, ('1.590.0', 1): -0.36595838954319976, ('1.62-0.0', 2): -0.37212449059188746, ('1.0-0.0', 2): -0.019703828313094671, ('2.85-0.07', 1): -1.4411888335930976, ('2.83-0.08', 0): -0.62029976498656392, ('2.99-0.03', 0): 0.0, ('2.82-0.06', 1): -1.8000327652036638, ('2.8-0.07', 0): -1.6151724842037196, ('2.67-0.07', 2): -0.4832784542752831,</text:p>
      <text:p text:style-name="P1"><text:s/>('2.05-0.0', 1): -0.48145582699823369, ('1.990.0', 0): -0.20104436326988159, ('1.830.0', 1): -0.30983973035159296, ('1.87-0.02', 1): -0.63786629686974128, ('2.21-0.02', 2): -1.077835499538452, ('1.47-0.01', 1): -0.29711624690511251, ('1.490.0', 0): -0.38660582495195839, ('1.91-0.02', 2): -0.65784227376290461, ('2.48-0.05', 1): -1.2290138300152371, ('2.16-0.01', 1): -1.1021288513735252, ('1.620.0', 2): -0.39541854255633624, ('2.3-0.03', 2): -1.3583575193462962, ('2.58-0.02', 1): -1.697268712355132, ('2.53-0.06', 1): -1.1821903094398984, ('2.31-0.03', 1): -<text:soft-page-break/>1.2987072924745509, ('2.6-0.04', 0): -1.5766813246973821, ('2.75-0.03', 0): -1.5913983151916369, ('2.51-0.06', 2): -0.38239444970004971, ('2.98-0.09', 1): 0.0, ('2.79-0.04', 0): -0.97945963510742551, ('1.68-0.02', 0): -0.188500817805419, ('1.38-0.0', 0): -0.19168659453959178, ('2.38-0.02', 0): -1.3627023812509815, ('2.06-0.02', 0): -0.9433608995399525, ('1.390.0', 1): -0.3198044120661544, ('2.9-0.06', 2): -1.6981549326030703, ('1.86-0.01', 1): -0.75444427489092725, ('1.99-0.02', 0): -0.8707306341025165, ('1.98-0.02', 2): -0.9211557754766585, ('2.74-0.05', 0): -2.0082022303464631, ('1.94-0.0', 0): -0.8897675529086736, ('2.89-0.06', 1): -1.4331162486939339, ('1.270.0', 1): -0.22088136591268484, ('1.84-0.01', 2): -0.6000984521266497, ('1.390.0', 0): -0.31590677512166254, ('2.32-0.02', 2): -0.56999034272709981, ('2.49-0.01', 2): -1.1039441336441864, ('2.61-0.02', 0): -1.8539437405531825, ('1.660.0', 0): -0.41753563151238982, ('2.76-0.07', 0): -1.5926727493156743, ('2.17-0.04', 0): -0.37021628925887035, ('1.73-0.02', 0): -0.46144218613558163, ('2.35-0.02', 2): -1.0675881507168778, ('2.67-0.03', 1): -1.8237383201583302, ('2.54-0.05', 2): -1.5199391944119498, ('2.04-0.02', 1): -0.94326681213675267, ('2.71-0.07', 1): -0.63221505798105548, ('1.450.01', 2): -0.12375963486513686, ('1.210.0', 2): -0.17105416287273648, ('1.75-0.0', 2): -0.53322887341273317, ('2.53-0.01', 1): -0.90232136830303156, ('2.73-0.03', 0): -1.9519131799972129, ('2.13-0.04', 1): -0.32248596835725457, ('2.250.0', 2): -0.26172681993192665, ('1.83-0.0', 0): -0.75210126090390006, ('2.56-0.0', 0): -0.68983076852228453, ('2.33-0.01', 1): -1.3431404561588993, ('2.97-0.06', 0): -0.51442552282690956, ('2.63-0.04', 0): -1.4754345314870054, ('1.59-0.0', 2): -0.32738590215704089, ('2.49-0.04', 2): -1.4819663005326214, ('1.51-0.0', 0): -0.34398368021284986, ('2.99-0.09', 1): 0.0, ('1.450.0', 2): -0.35809125259750152, ('3.0-0.07', 2): 0.0, ('1.94-0.0', 1): -0.89297430609795658, ('2.94-0.03', 1): -1.294068621520434, ('2.72-0.03', 1): -1.4638768874001955, ('1.5-0.01', 2): -0.34460817788698861, ('2.88-0.04', 2): -1.3595477483514289, ('1.55-0.01', 2): -0.41545518453121033, ('2.57-0.02', 1): -1.5794478488946249, ('2.45-0.02', 2): -1.4754585455424667, ('1.9-0.02', 1): -0.75266950822626033, ('2.96-0.06', 2): -0.50103430911041336, ('2.22-0.03', 1): -1.1974729761685383, ('1.44-0.01', 1): -0.22881850788139299, ('1.41-0.0', 0): -0.21968197817823298, ('1.810.0', 2): -0.23663260777352191, ('2.21-0.0', 2): -0.34618693489729047, ('2.89-0.05', 2): -1.449282759028552, ('1.220.0', 1): -0.16457585661252855, ('2.93-0.04', 1): -1.0738634206786835, ('2.75-0.02', 0): -1.0741699473018869, ('2.15-0.04', 2): -0.56677620113542582, ('2.51-0.05', 2): -1.3741931662412235, ('1.180.0', 2): -0.14697664936036814, ('2.0-0.0', 2): -0.92238265430270172, ('1.650.0', 2): -0.41149386852364467, ('2.98-0.07', 0): 0.0, ('1.970.0', 1): -0.2763487697850468, ('2.48-0.01', 0): -0.73060925207112093, ('2.11-0.0', 2): -0.33710412225515096, ('2.81-0.07', 1): -1.1697251962984287, ('2.43-0.02', 2): -1.5015829924058457, ('1.04-0.0', 2): -0.017196855519018152, ('2.53-0.02', 2): -1.5721666715898235, ('2.7-0.05', 1): -1.4257560703623424, ('2.79-0.07', 0): -1.6037100413849097, ('1.83-0.02', 0): -0.61596576389574886, ('2.66-0.02', 2): -1.3480748844938861, ('2.46-0.04', 1): -1.5056978993111914, ('1.250.0', 2): -0.18248552868722623, ('2.2-0.03', 0): -1.220771053450044, ('2.57-0.05', 1): -1.421150068883545, ('1.64-0.01', 0): -0.47677436866645456, ('2.340.0', 2): -0.35186364709194834, ('1.390.01', 1): -0.057807017700850366, ('2.84-0.02', 0): -0.63751966231670998, ('2.08-0.01', 0): -0.672578687079041, ('1.460.0', 2): -0.37121009708072239, ('1.71-0.02', 1): -0.34148369116509292, ('2.24-0.01', 0): -1.2862193193577016, ('2.45-0.04', 1): -1.5680860055257917, ('2.67-0.05', 0): -1.4082495991736304, ('1.910.0', 2): -0.25247274034735173, ('2.04-0.0', 0): -0.91489933917144151, ('2.9-0.04', 0): -1.2515747533954329, ('1.92-0.03', 0): -0.347496240086133, ('1.46-0.01', 0): -0.35196681957630194, ('2.36-0.0', 2): -0.28709203375705822, ('1.56-0.0', 0): -0.23444940445646353, ('2.13-0.02', 0): -1.0960075292236551, ('2.23-0.03', 0): -1.2550504537398233, ('2.25-0.01', 1): -1.2831939187283941, ('2.9-0.05', 1): -1.000754507247235, ('1.39-0.01', 2): -<text:soft-page-break/>0.25891903854934184, ('2.59-0.03', 1): -0.93395708931540344, ('2.29-0.04', 0): -1.1294847817503049, ('1.520.0', 2): -0.42591093490184756, ('1.96-0.0', 0): -0.47735364719424506, ('1.060.0', 1): -0.058164361358862271, ('2.64-0.04', 1): -1.8155313504529249, ('1.1-0.0', 2): -0.083112987588618528, ('1.70.0', 1): -0.53548081214980381, ('2.08-0.0', 1): -0.45940858071539925, ('1.75-0.02', 1): -0.43960504345198459, ('2.46-0.03', 1): -1.4722104019667703, ('1.570.01', 2): -0.15493624353808458, ('2.54-0.06', 1): -0.43578118111623321, ('1.840.0', 2): -0.25175224388811707, ('2.86-0.02', 2): -0.77541501008279534, ('1.090.0', 1): -0.06993093240792593, ('2.37-0.03', 0): -1.1303965041407045, ('2.92-0.05', 1): -0.97349609192048114, ('1.72-0.02', 0): -0.3518065423761168, ('2.43-0.05', 1): -1.3346072166070668, ('2.240.0', 2): -0.26495831155421912, ('2.7-0.06', 2): -1.8644968487519065, ('2.18-0.04', 2): -0.68675505895859268, ('2.71-0.07', 2): -0.6756652178845407, ('2.7-0.01', 0): -0.45847761013068739, ('1.99-0.03', 0): -0.43530105631294003, ('2.04-0.03', 2): -0.86025672380106077, ('2.41-0.05', 2): -1.0627302578309077, ('1.61-0.0', 1): -0.46444298844527998, ('2.85-0.05', 1): -1.4790580153799766, ('2.57-0.06', 2): -0.86661167435812758, ('2.52-0.06', 2): -0.79320210221451493, ('2.28-0.04', 0): -1.0734022483998291, ('2.82-0.04', 1): -1.799508196897774, ('2.8-0.01', 0): -0.80235434530056737, ('1.07-0.0', 0): -0.076592721109885686, ('2.02-0.02', 2): -0.84354537102418159, ('1.71-0.01', 2): -0.57695025477512996, ('1.98-0.03', 2): -0.73587494430637834, ('2.47-0.03', 1): -1.4898049575756778, ('2.14-0.02', 1): -1.0813209803040902, ('2.5-0.0', 2): -0.65094610810846254, ('2.58-0.04', 1): -1.6548875337712843, ('2.0-0.02', 1): -0.81554073532416771, ('2.94-0.02', 2): -0.35637203704561066, ('1.12-0.0', 1): -0.056398540405309727, ('2.6-0.02', 0): -1.5498574801719063, ('1.30.0', 0): -0.24695159436389696, ('2.65-0.03', 1): -1.781721372096833, ('2.49-0.05', 2): -1.5511148892898607, ('2.95-0.03', 0): -0.83637534819248327, ('2.79-0.06', 0): -1.3371050580334445, ('1.76-0.01', 2): -0.63689839359975098, ('1.3-0.01', 1): -0.15999618325023907, ('2.25-0.0', 2): -0.27335648770118848, ('2.1-0.02', 0): -1.0515665521384892, ('2.34-0.03', 2): -1.3121827754101887, ('2.4-0.03', 1): -1.412602826876086, ('2.72-0.02', 1): -1.3582079357222785, ('1.940.01', 2): -0.20642892983371447, ('1.23-0.0', 2): -0.061746941547788342, ('1.35-0.0', 2): -0.15978972993968271, ('2.74-0.03', 0): -1.9966689737748804, ('2.68-0.05', 0): -1.8930290353844839, ('2.41-0.02', 0): -1.4047250166473801, ('2.85-0.02', 1): -0.45183573206007166, ('1.34-0.01', 0): -0.24056718896461701, ('2.89-0.04', 1): -1.4111977108167257, ('2.12-0.02', 1): -0.95002184392902655, ('1.680.0', 2): -0.44527600571624448, ('2.82-0.03', 1): -1.9952510958364056, ('2.060.01', 0): -0.21631369802438949, ('1.36-0.01', 0): -0.20191978565582616, ('1.8-0.0', 0): -0.69231479898955262, ('2.47-0.04', 1): -1.6509767334466068, ('2.03-0.01', 0): -1.0391922390327952, ('1.53-0.01', 1): -0.38693764602330305, ('2.88-0.05', 2): -1.3806948796302849, ('2.9-0.08', 1): -1.0598238720653039, ('2.53-0.03', 1): -1.0040442555903089, ('2.030.01', 1): -0.21160447580127897, ('1.26-0.0', 2): -0.07048105176287936, ('1.76-0.01', 1): -0.52501791152789312, ('2.75-0.04', 2): -0.79699896522704206, ('1.38-0.0', 2): -0.18590833572672624, ('1.65-0.01', 1): -0.49154158076841115, ('1.580.0', 1): -0.47874782048704023, ('2.46-0.05', 2): -1.4079375900691296, ('2.11-0.02', 1): -1.0421146284665992, ('2.45-0.05', 0): -1.1484957885417593, ('1.370.0', 2): -0.27451390444770218, ('2.44-0.05', 1): -1.1818026246468478, ('1.740.0', 2): -0.50445462861053003, ('2.97-0.08', 0): -0.49363303707491252, ('2.63-0.02', 0): -1.4129970546145121, ('2.55-0.06', 0): -1.1878356637976699, ('2.23-0.04', 1): -0.74188408092506575, ('2.15-0.0', 2): -0.37298527093615153, ('2.62-0.02', 2): -1.7498796442146813, ('2.72-0.05', 1): -1.7513419491661211, ('2.13-0.0', 0): -0.69861200887990227, ('2.61-0.05', 2): -1.5667228142504799, ('1.8-0.02', 1): -0.59489446201545471, ('2.4-0.03', 2): -1.4045814218203954, ('1.85-0.01', 1): -0.72577306447778289, ('2.96-0.07', 1): -0.87184180819349955, ('1.9-0.01', 2): -<text:soft-page-break/>0.63781790346612499, ('2.01-0.03', 2): -0.82600326525591383, ('2.86-0.03', 2): -1.4699671682129312, ('2.64-0.05', 2): -1.9653086520444438, ('2.12-0.01', 2): -1.1787994398393398, ('2.86-0.01', 1): -0.87886610991609515, ('2.8-0.05', 1): -1.9465696522586129, ('2.93-0.06', 1): -1.33764296099943, ('1.48-0.0', 1): -0.32687439989544781, ('2.190.0', 2): -0.44626610659048077, ('2.00.01', 2): -0.3568360602316068, ('2.69-0.02', 0): -1.362815553978763, ('2.36-0.05', 2): -0.57155864207686757, ('2.97-0.03', 2): -0.81970800748906336, ('2.48-0.03', 0): -1.1979777906718581, ('1.950.0', 2): -0.25218558571128985, ('2.3-0.01', 1): -1.339843434248069, ('2.92-0.04', 2): -1.1783597511457384, ('1.60.0', 2): -0.42639270526586637, ('2.31-0.01', 0): -1.3564717776055497, ('2.62-0.05', 0): -1.8855499049288513, ('2.02-0.0', 1): -0.4468166953630095, ('2.79-0.02', 1): -1.2617062531276377,</text:p>
      <text:p text:style-name="P1"><text:s/>('2.41-0.04', 1): -1.3402157808620936, ('1.94-0.02', 1): -0.78346591156915057, ('2.2-0.01', 0): -1.0216930584503028, ('2.85-0.04', 2): -1.1332020934473321, ('2.310.0', 1): -0.52970767251049156, ('1.78-0.01', 0): -0.54438720244993866, ('2.33-0.04', 2): -1.1424280747176714, ('2.82-0.05', 2): -1.69907471957995, ('2.84-0.04', 0): -1.3169017167855608, ('2.08-0.03', 0): -0.81356018716547629, ('2.78-0.03', 2): -1.60665364524309, ('2.91-0.06', 0): -0.93592982945277203, ('1.95-0.01', 1): -0.86669197163432266, ('1.87-0.01', 2): -0.63908327854286806, ('1.79-0.0', 2): -0.72378507267863523, ('1.880.0', 0): -0.21642517376802323, ('2.47-0.02', 2): -1.6268673959485012, ('1.66-0.0', 1): -0.40839608261185767, ('1.870.01', 1): -0.30625833902515931, ('2.99-0.08', 2): 0.0, ('2.76-0.05', 1): -1.8317627403529873, ('2.17-0.02', 1): -1.0149424352343832, ('1.940.0', 2): -0.26526598868368817, ('2.23-0.01', 0): -1.093585418782298, ('2.25-0.03', 1): -1.2104658223127938, ('2.91-0.08', 2): -1.2896068042001028, ('2.65-0.02', 2): -1.7818715106932648, ('1.85-0.02', 2): -0.70456788875782994, ('1.650.0', 1): -0.42775437940597183, ('2.44-0.03', 2): -1.559396258029581, ('2.77-0.05', 0): -1.521049018014295, ('1.09-0.0', 2): -0.077589388142057375, ('2.64-0.02', 1): -1.8924337995423905, ('2.77-0.07', 0): -1.4147272543012039, ('2.4-0.02', 2): -1.4502259003738474, ('1.86-0.02', 2): -0.60910077967357668, ('2.02-0.03', 2): -0.52892026858681052, ('2.46-0.01', 1): -1.490139682636491, ('1.74-0.0', 2): -0.61975803921854766, ('1.41-0.01', 0): -0.16349983041563337, ('2.21-0.03', 2): -1.0955975960829432, ('1.88-0.01', 1): -0.70868468097797255, ('2.97-0.04', 1): -0.7521571392842068, ('2.55-0.02', 1): -1.7472092704018971, ('1.420.0', 0): -0.34181072894149594, ('2.3-0.02', 2): -0.84115370145816803, ('2.92-0.03', 1): -1.2938227752144522, ('2.42-0.04', 0): -1.5455892942729412, ('2.2-0.0', 1): -0.23718585608579754, ('2.19-0.01', 2): -1.2303326862734782, ('1.63-0.01', 2): -0.47710253979017403, ('1.81-0.0', 2): -0.56879861800863907, ('2.170.0', 0): -0.25026759152646849, ('1.39-0.0', 2): -0.21624245998714423, ('2.57-0.02', 0): -1.551401175121806, ('2.71-0.01', 2): -0.4551136186972069, ('1.310.0', 0): -0.22609790071363725, ('1.690.01', 1): -0.21725084425597624, ('1.87-0.0', 2): -0.50405746883209923, ('1.66-0.02', 1): -0.19187897735429527, ('2.99-0.07', 0): 0.0, ('2.28-0.02', 0): -0.99483520986177598, ('2.8-0.03', 0): -1.7020403110800451, ('2.22-0.01', 0): -1.2241432914826174, ('2.12-0.0', 2): -0.50066431829623659, ('2.34-0.02', 2): -1.2399916928636143, ('2.25-0.04', 1): -1.1437939695741013, ('1.67-0.0', 2): -0.58152584554512232, ('1.730.0', 1): -0.58242538953844691, ('2.26-0.04', 0): -0.97975263541044921, ('1.58-0.01', 2): -0.44226237396787854, ('1.67-0.01', 0): -0.53169041122522342, ('2.14-0.04', 1): -0.237846905003086, ('2.32-0.03', 2): -1.2311751660222807, ('1.86-0.0', 1): -0.7734638585174024, ('2.18-0.01', 2): -1.2624036493166417, ('1.70.01', 1): -0.12552563590095012, ('2.62-0.03', 1): -1.3867531826436343, ('2.35-0.04', 1): -1.2802727511125749, ('2.51-0.02', 2): -1.4679735389265163, ('1.45-0.0', 0): -0.31222624122791559, ('2.2-0.01', 2): -0.98831067105254455, ('2.47-0.04', 0): -1.3363648633378775, ('2.92-0.08', 1): -1.0181715168576664, ('1.15-0.0', 2): -0.10561113075845538, ('2.4-0.05', 1): -1.1940599785965857, ('1.91-0.01', 0): -0.78188120487551993, ('2.18-0.0', 1): -<text:soft-page-break/>0.276460379863953, ('1.530.0', 2): -0.32126734013303537, ('2.75-0.05', 2): -1.9142959400447526, ('2.78-0.04', 1): -0.43256652337777007, ('1.860.0', 1): -0.40316049119718889, ('1.010.0', 0): -0.012895626465179406, ('2.74-0.01', 0): -0.79687545972532259, ('2.94-0.04', 0): -1.2869298996626346, ('2.89-0.02', 1): -0.67577248472890816, ('2.82-0.01', 1): -0.34075537039909598, ('1.890.0', 0): -0.25720142265756091, ('2.93-0.07', 2): -1.265787766380831, ('1.670.0', 1): -0.54043681509562114, ('2.76-0.03', 0): -2.0459678048100791, ('2.22-0.0', 2): -0.43763976511615515, ('2.91-0.02', 1): -0.56271878199858205, ('1.10.0', 0): -0.060732697746824847, ('1.48-0.01', 2): -0.32552350682491882, ('2.67-0.07', 1): -0.52244786584570324, ('2.81-0.05', 1): -1.7841833278973251, ('2.03-0.03', 0): -0.87581505910118695, ('1.7-0.0', 0): -0.60580163132774212, ('1.280.0', 0): -0.18834964016376135, ('2.75-0.03', 2): -1.6027593178361921, ('2.9-0.06', 1): -1.6229788975423078, ('2.32-0.04', 0): -1.230907435031769, ('2.61-0.04', 2): -1.7327219871117661, ('1.470.0', 1): -0.25064533506285014, ('1.66-0.01', 2): -0.44894110654491581, ('2.54-0.05', 1): -1.5392601400025216, ('2.53-0.05', 1): -1.59560527020929, ('1.95-0.02', 1): -0.89311684122266921, ('2.59-0.05', 0): -1.7970772834711033, ('1.97-0.0', 2): -0.91981319615722612, ('1.480.01', 1): -0.12601270290253358, ('1.96-0.01', 1): -0.52374763615426845, ('2.79-0.03', 2): -2.0473645813520363, ('2.01-0.02', 2): -0.67517300636015187, ('1.380.0', 1): -0.099860384587336287, ('2.55-0.04', 0): -1.6320224253639688, ('1.760.0', 2): -0.59988944223883023, ('1.93-0.03', 2): -0.21961416705584852, ('2.94-0.07', 1): -0.93257966173468143, ('1.69-0.01', 1): -0.47602043948053907, ('2.68-0.02', 2): -1.6700435585443081, ('1.95-0.0', 1): -0.84119219821594815, ('2.72-0.07', 1): -0.94894068286917521, ('1.3-0.0', 0): -0.15113251721233117, ('2.31-0.04', 2): -1.2851493874243918, ('1.84-0.02', 0): -0.64938286390295774, ('2.49-0.02', 0): -1.6580334323797188, ('2.43-0.03', 2): -1.4672672976116126, ('2.17-0.03', 2): -1.1440261998894865, ('2.36-0.02', 1): -1.136848375939447, ('2.25-0.02', 2): -1.1261995790589914, ('2.04-0.01', 1): -1.0003426248797755, ('2.96-0.05', 1): -1.015084350437728, ('1.590.0', 2): -0.38423707266927615, ('1.38-0.0', 1): -0.18763194563025673, ('1.24-0.0', 2): -0.16149811151194432, ('2.89-0.01', 2): -0.8973867242270479, ('2.73-0.06', 2): -1.4767882536994281, ('2.59-0.04', 0): -1.8801627013198594, ('2.15-0.04', 1): -0.44328294128046175, ('2.05-0.0', 2): -0.49433736468626915, ('2.78-0.02', 2): -0.62191202769119458, ('2.07-0.01', 2): -1.0591820686853999, ('1.830.0', 0): -0.31101291532228836, ('2.060.0', 1): -0.17893903508781872, ('2.21-0.02', 1): -1.0977642948491566, ('1.47-0.01', 0): -0.29644374271973462, ('2.98-0.03', 0): 0.0, ('2.39-0.02', 1): -1.299530227962425, ('2.16-0.01', 2): -1.1828507843549083, ('2.3-0.03', 1): -1.1360390967298188, ('2.58-0.02', 0): -1.7704940107375502, ('2.45-0.05', 1): -1.150645982586431, ('1.92-0.0', 2): -0.85691080529461694, ('2.31-0.03', 0): -1.0494898454906636, ('2.79-0.04', 1): -1.7619437545893075, ('1.430.0', 1): -0.34092204176190488, ('1.38-0.01', 1): -0.11758094577533977, ('2.06-0.02', 1): -0.86772477741381826, ('2.250.0', 1): -0.48421538201397329, ('2.84-0.06', 0): -1.9613020020493179, ('1.90.01', 1): -0.16358751796112245, ('2.91-0.04', 0): -1.4296602834026388, ('2.74-0.05', 1): -1.5183364174904994, ('1.77-0.01', 1): -0.65816526886002091, ('2.0-0.01', 0): -0.99025014255386423, ('2.86-0.08', 0): -0.73223393487740829, ('2.89-0.06', 0): -1.5268832341813008, ('1.270.0', 0): -0.22276987570860782, ('1.020.0', 2): -0.051874761275073164, ('2.16-0.04', 2): -0.70192825809520309, ('2.5-0.04', 0): -1.3630847690054282, ('2.32-0.02', 1): -0.60769669890042022, ('1.660.0', 1): -0.4265031878803961, ('2.54-0.03', 0): -1.089106155338347, ('2.76-0.07', 1): -1.617232341805495, ('1.780.01', 2): -0.27148960964954594, ('2.17-0.04', 1): -0.41056033419953908, ('2.87-0.04', 2): -1.1505439580011858, ('2.04-0.02', 2): -0.95582075661749533, ('1.65-0.0', 2): -0.43607370171604215, ('2.69-0.05', 2): -1.6531953386356559, ('2.39-0.05', 1): -0.70317703089491879, ('2.83-0.02', 0): -0.89493070939180797, ('2.53-0.01', 0): -0.92179000953764956, ('1.77-0.0', 0): -<text:soft-page-break/>0.64585188859474196, ('1.420.01', 0): -0.063685258972114897, ('2.56-0.0', 1): -0.37123707946385981, ('2.33-0.01', 0): -1.3063998405814412, ('2.97-0.06', 1): -0.41496928965439517, ('2.65-0.02', 0): -1.6368628125486682, ('1.51-0.0', 1): -0.34166851837900264, ('2.42-0.02', 0): -1.4434625170339652, ('2.57-0.03', 2): -1.1497838355460603, ('2.95-0.06', 2): -0.84441007240261012, ('1.450.0', 1): -0.36166399922892623, ('1.870.0', 0): -0.17171688798806389, ('2.94-0.03', 2): -1.2508196423543678, ('1.58-0.0', 0): -0.41083696129223413, ('2.51-0.03', 2): -1.0494882867257629, ('1.98-0.0', 1): -0.85202787904249722, ('1.33-0.0', 0): -0.21497979168738005, ('1.82-0.02', 0): -0.67245535453304084, ('2.56-0.05', 0): -1.5105328762144665, ('1.9-0.02', 0): -0.66132812852260192, ('2.99-0.05', 0): 0, ('1.750.0', 2): -0.40528402144603121, ('2.22-0.03', 0): -0.9049292661594337, ('2.79-0.07', 1): -1.6450081710005151, ('1.44-0.01', 2): -0.23770706785304557, ('1.99-0.0', 2): -0.46764413072013228, ('1.43-0.0', 1): -0.32280453329611702, ('2.29-0.01', 2): -1.2248507643198487, ('2.11-0.01', 2): -0.77038452660021572, ('2.71-0.05', 2): -1.9707572569232641, ('2.77-0.02', 2): -1.3206212194191154, ('1.60.01', 1): -0.16414702070286633, ('2.09-0.03', 0): -0.99190674559321501, ('1.68-0.0', 2): -0.50129433714618443, ('2.24-0.02', 0): -1.0472579353928813, ('2.28-0.0', 2): -0.48525957308773365, ('1.73-0.0', 2): -0.64763178705031266, ('1.01-0.0', 2): -0.021979656206530671, ('1.410.0', 1): -0.14245356207002696, ('2.94-0.06', 2): -0.93122498583239732, ('1.64-0.0', 2): -0.51888081029112632, ('2.63-0.04', 1): -1.4657240359023649, ('2.71-0.04', 2): -1.693295477753318, ('2.72-0.06', 2): -1.6539675160022242, ('1.910.0', 1): -0.30042386185550474, ('2.98-0.07', 1): 0.0, ('2.46-0.0', 2): -0.33494120919743475, ('2.92-0.06', 1): -0.78559984711786002, ('2.43-0.02', 1): -1.5267752476218015, ('1.070.0', 2): -0.058570014058623568, ('1.36-0.0', 1): -0.23192799004028747, ('2.7-0.05', 0): -1.6822365719147701, ('2.5-0.01', 2): -0.82081838580189681, ('1.91-0.03', 0): -0.30153228902013057, ('1.83-0.02', 1): -0.68008318322562966, ('2.14-0.0', 0): -0.39169271371429504, ('2.96-0.04', 2): -0.88860891478482174, ('1.78-0.01', 1): -0.65993104298649952, ('2.46-0.04', 2): -1.1948516858961966, ('1.6-0.01', 2): -0.42785191890123486, ('2.2-0.03',</text:p>
      <text:p text:style-name="P1"><text:s/>1): -1.0689575730483418, ('2.85-0.06', 1): -1.5725418032756968, ('2.57-0.05', 0): -1.6436154059743717, ('2.52-0.03', 0): -1.2844700714100457, ('1.64-0.01', 1): -0.5390042433919543, ('2.82-0.07', 1): -1.6354757293749949, ('1.80.0', 2): -0.35744983127082897, ('1.45-0.01', 2): -0.26123486690168363, ('2.56-0.03', 0): -0.65235724526848371, ('1.71-0.02', 0): -0.34910533615113309, ('1.93-0.02', 2): -0.71361027835636548, ('2.68-0.03', 2): -1.7968767156703855, ('2.67-0.05', 1): -1.8264168595827304, ('2.19-0.02', 2): -1.1723114785633688, ('1.86-0.02', 0): -0.78893315966828093, ('2.39-0.03', 2): -1.3425343901919291, ('2.9-0.04', 1): -1.2305266285155154, ('1.46-0.01', 1): -0.22824111719230744, ('2.13-0.02', 1): -0.83169595676442021, ('1.50.0', 0): -0.30212656508508101, ('2.23-0.03', 1): -1.2805061610586803, ('2.35-0.01', 1): -1.3200252826576793, ('2.59-0.03', 0): -0.89283833073477281, ('2.98-0.08', 1): 0.0, ('1.68-0.01', 2): -0.46811943392393163, ('1.94-0.01', 2): -0.81992619097326969, ('1.570.0', 0): -0.41083177597518189, ('2.44-0.01', 1): -1.3294910198767607, ('1.060.0', 2): -0.061291581985797781, ('1.340.01', 2): -0.051023478058539788, ('2.64-0.04', 2): -1.5560748780671791, ('2.87-0.05', 2): -1.3162700810639809, ('2.73-0.07', 2): -1.4557503139560266, ('1.70.0', 2): -0.55164515171310258, ('2.08-0.0', 0): -0.46735705528697424, ('2.74-0.02', 1): -1.7695194767299769, ('1.99-0.01', 2): -0.54630178863597456, ('1.00.0', 2): -0.029524876191579147, ('1.28-0.0', 2): -0.14739946150192396, ('1.28-0.01', 0): -0.096042790510344922, ('1.7-0.01', 0): -0.59257335431861846, ('1.090.0', 0): -0.08286797391749133, ('1.43-0.01', 2): -0.30376202116204953, ('1.82-0.01', 0): -0.58424254042956059, ('2.61-0.01', 2): -0.69618746620966854, ('2.0-0.02', 2): -0.82483729102168901, ('1.72-0.02', 1): -0.33918712550518837, ('2.76-0.06', 2): -1.8196070047970825, ('1.73-0.01', 2): -0.62560430509685205, ('1.55-0.0', 0): -<text:soft-page-break/>0.37513168461508717, ('2.67-0.02', 1): -1.925044357635795, ('2.04-0.03', 1): -0.87270046765898879, ('2.08-0.01', 1): -0.64797615809452402, ('1.61-0.0', 0): -0.46680329863691822, ('2.85-0.05', 2): -1.5461880438396531, ('2.64-0.01', 2): -0.71198163672689041, ('2.62-0.01', 1): -0.40223162021855841, ('2.28-0.04', 1): -1.2044099722812489, ('2.82-0.04', 2): -1.2082767288960663, ('2.72-0.02', 2): -1.3706322862506748, ('2.27-0.03', 0): -1.0906065309099129, ('1.690.0', 2): -0.41440615907587125, ('2.080.0', 2): -0.21952580056824367, ('2.21-0.04', 1): -0.87667431842120935, ('2.130.0', 2): -0.27624075627690142, ('2.47-0.03', 2): -1.4845748215193169, ('2.97-0.07', 2): -0.20859384182284818, ('2.55-0.01', 2): -0.6985589620121273, ('1.37-0.0', 0): -0.2062279809446117, ('2.14-0.02', 0): -1.0550105252752404, ('2.58-0.04', 0): -1.7828689104393634, ('2.06-0.03', 1): -0.91932921332913409, ('1.12-0.0', 0): -0.092132182737631074, ('1.30.0', 1): -0.24682221484117195, ('2.65-0.03', 2): -1.7025058063894614, ('2.56-0.04', 2): -1.4316254113785294, ('2.69-0.04', 2): -1.0693808772182516, ('2.79-0.06', 1): -1.9450491988555201, ('2.85-0.08', 2): -1.1115923970535118, ('2.44-0.02', 2): -1.4955274231647055, ('1.8-0.01', 1): -0.58258485767913659, ('2.1-0.02', 1): -0.7798446929705386, ('2.15-0.01', 2): -1.2224570416778697, ('2.44-0.02', 1): -1.5457491024916707, ('1.940.01', 1): -0.19161086010532216, ('2.78-0.07', 2): -1.0830687760213531, ('1.23-0.0', 1): -0.073262111488537812, ('2.74-0.03', 1): -1.918485494618003, ('2.0-0.03', 0): -0.79859306597149737, ('2.85-0.02', 0): -0.38780570367744632, ('2.86-0.06', 0): -1.7022236066477106, ('2.89-0.04', 0): -1.4353705304746036, ('2.12-0.02', 0): -1.0145450387587072, ('2.82-0.03', 0): -1.9879198597039789, ('2.93-0.05', 1): -0.62522992509789055, ('2.95-0.07', 2): -0.7688622124986747, ('2.66-0.04', 2): -1.3487562891043294, ('2.65-0.06', 2): -1.5941371819017196, ('2.67-0.01', 2): -0.44483849573812928, ('2.98-0.06', 2): 0.0, ('2.05-0.03', 0): -0.6606828911269198, ('2.03-0.01', 1): -1.0323706751667123, ('1.53-0.01', 2): -0.37876286487102045, ('1.57-0.0', 0): -0.33658311597926005, ('2.9-0.08', 2): -1.0975956531408995, ('2.81-0.06', 1): -2.0146294859407505, ('2.53-0.03', 0): -1.0011305778186366, ('2.94-0.08', 0): -0.86787791838199668, ('1.76-0.0', 1): -0.69294312942701186, ('1.82-0.0', 0): -0.79097439159507821, ('1.65-0.01', 0): -0.45001666810951163, ('1.580.0', 0): -0.4592362520971997, ('2.46-0.05', 1): -1.3244481905971657, ('2.63-0.04', 2): -1.4609963622534516, ('2.44-0.05', 0): -1.1449613614430556, ('2.77-0.03', 2): -1.9738853755776204, ('1.10.0', 1): -0.072615136107251899, ('2.06-0.0', 1): -0.94054770171132196, ('2.55-0.06', 1): -1.181824566550898, ('2.14-0.03', 0): -1.0317809226763175, ('2.84-0.03', 2): -1.4965279349223308, ('2.67-0.04', 2): -1.6524974611841636, ('1.58-0.0', 2): -0.39882126107089194, ('1.74-0.02', 0): -0.51633829077132654, ('1.2-0.0', 2): -0.064512819652963391, ('2.9-0.05', 2): -1.0463949306992613, ('1.81-0.01', 2): -0.6647801078236979, ('1.8-0.02', 2): -0.67135034451774356, ('2.54-0.06', 2): -0.38837854407132816, ('2.17-0.01', 1): -0.94368532101802738, ('2.13-0.03', 2): -1.0591731396351614, ('1.85-0.01', 0): -0.73610782112944939, ('2.69-0.01', 0): -0.32957442701731871, ('3.0-0.07', 0): 0.0, ('1.630.01', 0): -0.18894804470602197, ('2.56-0.03', 2): -0.65784491483040175, ('1.97-0.02', 2): -0.83068448905779724, ('2.64-0.05', 1): -1.367195543498906, ('2.09-0.01', 0): -1.1403242951406081, ('2.93-0.06', 2): -0.92309269851189302, ('1.48-0.0', 2): -0.32014954679311086, ('2.49-0.06', 0): -0.3371929296586646, ('2.84-0.05', 0): -1.6525569700985216, ('2.6-0.03', 1): -1.0689374508302143, ('2.19-0.03', 2): -0.86077818280486595, ('1.88-0.02', 1): -0.72216731454117133, ('2.97-0.03', 1): -0.53879117852849323, ('2.14-0.0', 1): -0.3459059345007337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09:16:46.167237612</meta:creation-date>
    <dc:date>2021-02-20T09:18:35.423304588</dc:date>
    <meta:editing-duration>PT1M50S</meta:editing-duration>
    <meta:editing-cycles>1</meta:editing-cycles>
    <meta:document-statistic meta:table-count="0" meta:image-count="0" meta:object-count="0" meta:page-count="25" meta:paragraph-count="11" meta:word-count="8136" meta:character-count="104793" meta:non-whitespace-character-count="96658"/>
    <meta:generator>LibreOffice/6.0.7.3$Linux_X86_64 LibreOffice_project/00m0$Build-3</meta:generator>
  </office:meta>
</office:document-meta>
</file>